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5.6597in" fo:margin-left="-0.0417in" fo:margin-top="0in" fo:margin-bottom="0in" table:align="left"/>
    </style:style>
    <style:style style:name="Table1.A" style:family="table-column">
      <style:table-column-properties style:column-width="0.8236in"/>
    </style:style>
    <style:style style:name="Table1.B" style:family="table-column">
      <style:table-column-properties style:column-width="4.835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style:text-properties officeooo:rsid="001a63e3" officeooo:paragraph-rsid="001a63e3"/>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6" style:family="paragraph" style:parent-style-name="Standard">
      <style:paragraph-properties fo:margin-left="0in" fo:margin-right="0in" fo:orphans="2" fo:widows="2" fo:text-indent="0in" style:auto-text-indent="false"/>
      <style:text-properties officeooo:paragraph-rsid="0019a978"/>
    </style:style>
    <style:style style:name="P7" style:family="paragraph" style:parent-style-name="Heading_20_1">
      <style:text-properties fo:font-weight="normal" style:font-weight-asian="normal" style:font-weight-complex="normal"/>
    </style:style>
    <style:style style:name="P8" style:family="paragraph" style:parent-style-name="Heading_20_2">
      <style:text-properties officeooo:paragraph-rsid="001a63e3"/>
    </style:style>
    <style:style style:name="P9"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10" style:family="paragraph" style:parent-style-name="Standard">
      <style:paragraph-properties fo:margin-left="0in" fo:margin-right="0in" fo:orphans="2" fo:widows="2" fo:text-indent="0in" style:auto-text-indent="false"/>
      <style:text-properties fo:font-size="13pt" officeooo:paragraph-rsid="00285e68" style:font-size-asian="13pt" style:font-size-complex="13pt"/>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85e68" officeooo:paragraph-rsid="00285e68"/>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4" style:family="paragraph" style:parent-style-name="Standard">
      <style:paragraph-properties fo:margin-left="0in" fo:margin-right="0in" fo:orphans="2" fo:widows="2" fo:text-indent="0in" style:auto-text-indent="false"/>
      <style:text-properties officeooo:paragraph-rsid="0019a978"/>
    </style:style>
    <style:style style:name="P15" style:family="paragraph" style:parent-style-name="Standard">
      <style:paragraph-properties fo:margin-left="0in" fo:margin-right="0in" fo:orphans="2" fo:widows="2" fo:text-indent="0in" style:auto-text-indent="false"/>
      <style:text-properties officeooo:rsid="00285e68" officeooo:paragraph-rsid="00285e68"/>
    </style:style>
    <style:style style:name="P16" style:family="paragraph" style:parent-style-name="Standard">
      <style:paragraph-properties fo:text-align="end"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P18" style:family="paragraph" style:parent-style-name="Text_20_body">
      <style:text-properties officeooo:rsid="001a63e3" officeooo:paragraph-rsid="001a63e3"/>
    </style:style>
    <style:style style:name="P19" style:family="paragraph" style:parent-style-name="Title">
      <style:text-properties style:font-name="Liberation Sans" fo:font-size="28pt" officeooo:paragraph-rsid="0026b8a9" style:font-size-asian="28pt" style:font-size-complex="2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1bd6b0"/>
    </style:style>
    <style:style style:name="T4" style:family="text">
      <style:text-properties fo:font-variant="normal" fo:text-transform="none" fo:color="#0f0f0f" loext:opacity="100%" style:font-name="Roboto" fo:letter-spacing="normal" fo:font-style="normal" fo:font-weight="normal" officeooo:rsid="0019a978"/>
    </style:style>
    <style:style style:name="T5" style:family="text">
      <style:text-properties fo:font-variant="normal" fo:text-transform="none" fo:color="#0f0f0f" loext:opacity="100%" style:font-name="Roboto" fo:letter-spacing="normal" fo:font-style="normal" fo:font-weight="normal" officeooo:rsid="0026b8a9"/>
    </style:style>
    <style:style style:name="T6" style:family="text">
      <style:text-properties fo:font-variant="normal" fo:text-transform="none" fo:color="#0f0f0f" loext:opacity="100%" style:font-name="Roboto" fo:letter-spacing="normal" fo:font-style="normal" fo:font-weight="normal" officeooo:rsid="00285e68"/>
    </style:style>
    <style:style style:name="T7" style:family="text">
      <style:text-properties officeooo:rsid="001a63e3"/>
    </style:style>
    <style:style style:name="T8" style:family="text">
      <style:text-properties officeooo:rsid="0026b8a9"/>
    </style:style>
    <style:style style:name="T9" style:family="text">
      <style:text-properties officeooo:rsid="00285e68"/>
    </style:style>
    <style:style style:name="T10" style:family="text">
      <style:text-properties officeooo:rsid="0019a9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ActInf GuestStream #029 ~ Shanna Dobson, “Making Up Our Minds”</text:span></text:p>
      <text:p text:style-name="Standard"/>
      <text:p text:style-name="P9"><text:span text:style-name="T5"/></text:p>
      <text:p text:style-name="P10"><text:span text:style-name="T6">D</text:span><text:span text:style-name="T4">iscussion </text:span><text:span text:style-name="T6">with the first author </text:span><text:span text:style-name="T4">of the 2021 paper </text:span><text:span text:style-name="T5">"Making Up Our Minds: Imaginative Deconstruction in MathArt, 1920 – Present" </text:span><text:span text:style-name="T6">by </text:span><text:span text:style-name="T5">Shanna Dobson &amp; Chris Fields.</text:span></text:p>
      <text:p text:style-name="P5"><text:a xlink:type="simple" xlink:href="https://philarchive.org/rec/DOBMUO" text:style-name="Internet_20_link" text:visited-style-name="Visited_20_Internet_20_Link"><text:span text:style-name="T4"/></text:a></text:p>
      <text:p text:style-name="P5"><text:a xlink:type="simple" xlink:href="https://philarchive.org/rec/DOBMUO" text:style-name="Internet_20_link" text:visited-style-name="Visited_20_Internet_20_Link"><text:span text:style-name="T10">https://philarchive.org/rec/DOBMUO</text:span></text:a></text:p>
      <text:p text:style-name="P5"/>
      <text:p text:style-name="P5"/>
      <text:p text:style-name="P5"/>
      <text:p text:style-name="Subtitle">Presented by Active Inference Institute in 2022</text:p>
      <text:p text:style-name="P2"/>
      <text:h text:style-name="P7" text:outline-level="1"><text:span text:style-name="T7">Session </text:span>0<text:span text:style-name="T9">29</text:span><text:span text:style-name="T8">.1,</text:span> <text:span text:style-name="T9">October</text:span><text:span text:style-name="T7"> 1</text:span><text:span text:style-name="T9">4</text:span><text:span text:style-name="T7">, 2022</text:span></text:h>
      <text:p text:style-name="P1"><text:a xlink:type="simple" xlink:href="https://www.youtube.com/watch?v=UuXAjY9Wgdg" text:style-name="Internet_20_link" text:visited-style-name="Visited_20_Internet_20_Link">https://www.youtube.com/watch?v=UuXAjY9Wgdg</text:a></text:p>
      <text:p text:style-name="P1"/>
      <text:p text:style-name="P1"/>
      <text:h text:style-name="P8" text:outline-level="2"><text:span text:style-name="T7">SESSION </text:span>SPEAKERS</text:h>
      <text:p text:style-name="P15">Shanna Dobson, Daniel Friedman</text:p>
      <text:p text:style-name="P4"/>
      <text:p text:style-name="P3"/>
      <text:h text:style-name="Heading_20_2" text:outline-level="2">CONTENTS</text:h>
      <text:p text:style-name="P6"/>
      <table:table table:name="Table1" table:style-name="Table1">
        <table:table-column table:style-name="Table1.A"/>
        <table:table-column table:style-name="Table1.B"/>
        <table:table-row table:style-name="Table1.1">
          <table:table-cell table:style-name="Table1.A1" office:value-type="string">
            <text:p text:style-name="P16">00:06</text:p>
          </table:table-cell>
          <table:table-cell table:style-name="Table1.A1" office:value-type="string">
            <text:p text:style-name="P17">Active Inference Gueststream</text:p>
          </table:table-cell>
        </table:table-row>
        <table:table-row table:style-name="Table1.1">
          <table:table-cell table:style-name="Table1.A1" office:value-type="string">
            <text:p text:style-name="P16">00:32</text:p>
          </table:table-cell>
          <table:table-cell table:style-name="Table1.A1" office:value-type="string">
            <text:p text:style-name="P17">A demo of the AI</text:p>
          </table:table-cell>
        </table:table-row>
        <table:table-row table:style-name="Table1.1">
          <table:table-cell table:style-name="Table1.A1" office:value-type="string">
            <text:p text:style-name="P16">09:30</text:p>
          </table:table-cell>
          <table:table-cell table:style-name="Table1.A1" office:value-type="string">
            <text:p text:style-name="P17">How the AI system is being developed</text:p>
          </table:table-cell>
        </table:table-row>
        <table:table-row table:style-name="Table1.1">
          <table:table-cell table:style-name="Table1.A1" office:value-type="string">
            <text:p text:style-name="P16">14:40</text:p>
          </table:table-cell>
          <table:table-cell table:style-name="Table1.A1" office:value-type="string">
            <text:p text:style-name="P17">The Human Governance Problem</text:p>
          </table:table-cell>
        </table:table-row>
        <table:table-row table:style-name="Table1.1">
          <table:table-cell table:style-name="Table1.A1" office:value-type="string">
            <text:p text:style-name="P16">19:06</text:p>
          </table:table-cell>
          <table:table-cell table:style-name="Table1.A1" office:value-type="string">
            <text:p text:style-name="P17">How does intelligence augmentation help us address wicked problems?</text:p>
          </table:table-cell>
        </table:table-row>
        <table:table-row table:style-name="Table1.1">
          <table:table-cell table:style-name="Table1.A1" office:value-type="string">
            <text:p text:style-name="P16">25:21</text:p>
          </table:table-cell>
          <table:table-cell table:style-name="Table1.A1" office:value-type="string">
            <text:p text:style-name="P17">Policy Systems: Will the System Lead?</text:p>
          </table:table-cell>
        </table:table-row>
        <table:table-row table:style-name="Table1.1">
          <table:table-cell table:style-name="Table1.A1" office:value-type="string">
            <text:p text:style-name="P16">32:17</text:p>
          </table:table-cell>
          <table:table-cell table:style-name="Table1.A1" office:value-type="string">
            <text:p text:style-name="P17">Deep learning and the sense of self</text:p>
          </table:table-cell>
        </table:table-row>
        <table:table-row table:style-name="Table1.1">
          <table:table-cell table:style-name="Table1.A1" office:value-type="string">
            <text:p text:style-name="P16">36:21</text:p>
          </table:table-cell>
          <table:table-cell table:style-name="Table1.A1" office:value-type="string">
            <text:p text:style-name="P17">What is Deep Learning and Artificial General Intelligence?</text:p>
          </table:table-cell>
        </table:table-row>
        <table:table-row table:style-name="Table1.1">
          <table:table-cell table:style-name="Table1.A1" office:value-type="string">
            <text:p text:style-name="P16">38:27</text:p>
          </table:table-cell>
          <table:table-cell table:style-name="Table1.A1" office:value-type="string">
            <text:p text:style-name="P17">The ethics of prior research systems</text:p>
          </table:table-cell>
        </table:table-row>
        <table:table-row table:style-name="Table1.1">
          <table:table-cell table:style-name="Table1.A1" office:value-type="string">
            <text:p text:style-name="P16">43:11</text:p>
          </table:table-cell>
          <table:table-cell table:style-name="Table1.A1" office:value-type="string">
            <text:p text:style-name="P17">Different perspectives in the ethical domain</text:p>
          </table:table-cell>
        </table:table-row>
        <table:table-row table:style-name="Table1.1">
          <table:table-cell table:style-name="Table1.A1" office:value-type="string">
            <text:p text:style-name="P16">45:29</text:p>
          </table:table-cell>
          <table:table-cell table:style-name="Table1.A1" office:value-type="string">
            <text:p text:style-name="P17">The Internet of Things and Ethics</text:p>
          </table:table-cell>
        </table:table-row>
        <table:table-row table:style-name="Table1.1">
          <table:table-cell table:style-name="Table1.A1" office:value-type="string">
            <text:p text:style-name="P16">48:02</text:p>
          </table:table-cell>
          <table:table-cell table:style-name="Table1.A1" office:value-type="string">
            <text:p text:style-name="P17">How will the Internet of Things help academic institutions and</text:p>
          </table:table-cell>
        </table:table-row>
        <table:table-row table:style-name="Table1.1">
          <table:table-cell table:style-name="Table1.A1" office:value-type="string">
            <text:p text:style-name="P16">1:03:14</text:p>
          </table:table-cell>
          <table:table-cell table:style-name="Table1.A1" office:value-type="string">
            <text:p text:style-name="P17">How does a multidomain scientific cooperation system work?</text:p>
          </table:table-cell>
        </table:table-row>
        <text:soft-page-break/>
        <table:table-row table:style-name="Table1.1">
          <table:table-cell table:style-name="Table1.A1" office:value-type="string">
            <text:p text:style-name="P16">1:11:18</text:p>
          </table:table-cell>
          <table:table-cell table:style-name="Table1.A1" office:value-type="string">
            <text:p text:style-name="P17">A Question for the Systems</text:p>
          </table:table-cell>
        </table:table-row>
        <table:table-row table:style-name="Table1.1">
          <table:table-cell table:style-name="Table1.A1" office:value-type="string">
            <text:p text:style-name="P16">1:13:19</text:p>
          </table:table-cell>
          <table:table-cell table:style-name="Table1.A1" office:value-type="string">
            <text:p text:style-name="P17">AGI-level security</text:p>
          </table:table-cell>
        </table:table-row>
        <table:table-row table:style-name="Table1.1">
          <table:table-cell table:style-name="Table1.A1" office:value-type="string">
            <text:p text:style-name="P16">1:16:09</text:p>
          </table:table-cell>
          <table:table-cell table:style-name="Table1.A1" office:value-type="string">
            <text:p text:style-name="P17">Robot Design Is Essential to an AGI</text:p>
          </table:table-cell>
        </table:table-row>
        <table:table-row table:style-name="Table1.1">
          <table:table-cell table:style-name="Table1.A1" office:value-type="string">
            <text:p text:style-name="P16">1:25:03</text:p>
          </table:table-cell>
          <table:table-cell table:style-name="Table1.A1" office:value-type="string">
            <text:p text:style-name="P17">A Taste of the Future</text:p>
          </table:table-cell>
        </table:table-row>
      </table:table>
      <text:p text:style-name="Standard"/>
      <text:p text:style-name="P6"/>
      <text:h text:style-name="Heading_20_2" text:outline-level="2">TRANSCRIPT</text:h>
      <text:p text:style-name="P11">00:07 Daniel:</text:p>
      <text:p text:style-name="P6"><text:span text:style-name="T3">Hello. It is October 14, 2022, at least where I slash we are and it's ActInf lab Gueststream number 29.1. We are revisited by Shanna Dobson and today we'll be discussing the paper with Dobson and Fields, </text:span><text:span text:style-name="T2">"Making Up Our Minds: Imaginative Deconstruction in MathArt, 1920 – Present."</text:span> </text:p>
      <text:p text:style-name="P11">We'll have a presentation with some interspersed discussion followed by more discussion. So thank you again for joining and please take it away.</text:p>
      <text:p text:style-name="P11"/>
      <text:p text:style-name="P11">00:44 Shanna:</text:p>
      <text:p text:style-name="P11">Hi Daniel, thank you again for the invite. Thank you for noticing our paper and for welcoming us here. So we still be discussing and deconstructing the idea of personality and mind and self through a very beautiful interlay of math art, as we call it.</text:p>
      <text:p text:style-name="P11">So we're going to lay down the sort of heavy argument about what we're actually lacing together. And then we're going to end with juxtaposing two mathematical <text:span text:style-name="T9">g</text:span>iants, <text:span text:style-name="T9">Grothendieck and Erdos</text:span>, and using them as a case point to evaluate this investigation of our into why we're saying the mind is made up and what the self is. So it's a little text heavy, but we're going to pause every once in a while so that we can understand what's actually happening here. I think no figure would do justice to what we're saying. Possibly the perfectoid shape I have on the front, which I talked about before, but I'll save the math part for the ending part.</text:p>
      <text:p text:style-name="P11">01:44 So the main idea what we say I can't to say. We also gave a snippet of this talk at the recent Models of Consciousness conference in Stanford. So people want to look at it there, but you can find out the paper on the fill active Right now. So the main idea is that the cognitive sciences actually tell us that the self is a construct. So we're actually going to use mathematics to give it full expression and actually abstract the self to what we're calling a Groff and deep site.</text:p>
      <text:p text:style-name="P11">So the <text:span text:style-name="T9">S</text:span>elf is going to be what Del<text:span text:style-name="T9">e</text:span>u<text:span text:style-name="T9">ze</text:span> and Atari have called a Hasadi. So it's an actual ephemeral thisness and nowness. And so we actually claim that we actually make up our minds. So when we're saying making up our minds, we actually were playing there so that our acts are public and that they communicate effectively becomes what we're going to call a dialethism paradox. So it's a limit paradox that happens when font runs up against its own limits.</text:p>
      <text:p text:style-name="P11">02:45 And as you all know, Chris and I are not afraid to sort of like, let's take this concept and push it till it breaks, or in the words of the hard, push it past the antifrastical recrimination. So we love playing around in this heavy, heavy intersection of math philosophy, philosophy of mind to figure out like, what is this self? So we invoke a new mathematical formalism by Peter SCHULZA and Dustin Claussen and called a condensed set to informative the notion of a self as a site. So here going to mathematize what the self is and then we're going to create an event dependent constructed time of retrospective and perspective memories. Events dependent, not that it's independent.</text:p>
      <text:p text:style-name="P11">And so this is an alternative to the object time of temporal logic and its descendants. So we discussion this in the paper and I'm trying to get a snippet. So in essence, this new condensed formalism that's going to invoke some Sheaves gives a representation to how a self as a site experiences memory.</text:p>
      <text:p text:style-name="P11">03:48 So if you remember, Chris and I are very puzzled by why do you experience memories? Not not why do you have them?</text:p>
      <text:p text:style-name="P11">You can have some kind of like acceptation argument about why you actually have a memory, Right? And going down the DNA line and stuff like that. Well, why do you experience memory? And can you imagine the first creature that actually did? So if we actually authenticate an object by observing it again and that requires a lot of memory for the ram.</text:p>
      <text:p text:style-name="P11">And we conclude that an inferential action or a creation has returned. So we play around with this notion of return in the sense of eternal return, in the sense of Nietzsche. Clive's is a very brilliant discussion of what <text:soft-page-break/>eternal return actually means, that nothing is actually returning. The only thing that return is pure multiplicity. So it is a world without being, without unity.</text:p>
      <text:p text:style-name="P11">And so we love that world. So it's authentication claims that something returns. What does return? Because quantum mechanics is not going to say that.</text:p>
      <text:p text:style-name="P11">04:48 So in the pink I've highlighted that.</text:p>
      <text:p text:style-name="P11">Can this notion of light or this condensed frame, this condensed structure, can that actually reframe authentication dialectiastically? This is what I'm very, very, very perplexed in. So if you have a notion of dialethism, which we do, anytime you have a self reference, a system referencing itself is going to create these paradoxes. What does that mean for us in terms of authentication? So we're going to conclude that the greatest imaginary construct is really our own mind.</text:p>
      <text:p text:style-name="P11">But to call these constructs ours is to abuse notation. So we call the I reified. We say that I have an experience that we actually reify. So it's something that you've actually made up. Chris said this brilliantly and I put it together.</text:p>
      <text:p text:style-name="P11">And identity is a short term week approximation, something you, quote, get away with, but not for very long. So again, Chris and I are saying that time is not this continuous, like, beautiful thing, that it's actually peaced, pieced peace. And above every point in time lies a see.</text:p>
      <text:p text:style-name="P11">05:49 And I know I've discussed Sheaves before. So above every point in every point it's tricky.</text:p>
      <text:p text:style-name="P11">So if every point of model, that something singular and you authenticate at every point and what you're actually doing is like a grand interpolation. So to say that you have an identity is actually tricky. So quantum mechanics is actually going to justify this proof. It's going to say, well, isolated systems undergo unitary evolution which produces nonseparable states this is irrefutable. So we say me plus everything but me.</text:p>
      <text:p text:style-name="P11">It's it is an isolated system and we take everything seriously. So asymptotically I am actually entangled with everything else, neither of us has a separate identity, Right? So we're opening our arms and saying, you know, someone help. So maybe we only get away with what this is in each instantaneous experience. This is what we're saying.</text:p>
      <text:p text:style-name="P11">It includes experiences of memories, but it's completely meaningless other than for instantaneous instantaneous.</text:p>
      <text:p text:style-name="P11">06:50 So that meaning is something that we actually have to continually assign to this notion of instantaneousness. So in this paper, we focus on a few questions that we say, what are we actually doing when we do mathematics or art or science or philosophy that explains the actual correlation, what we've called math art. So what are we actually doing when we do anything? A creative act in General.</text:p>
      <text:p text:style-name="P11">So how do we account for that trajectory through the 20th century, it's very every heavy that you move from a sense of solidity into extreme abstraction, fragmentation, depersonalization. Why have all the creative disciplines followed his trajectory? They seem to abstract, subtract. What are we left with? So, you know, we claim that, well, what has been deconstructed across all the creative disciplines is actually the self, the self in particular, the confident, Cartesian self as an independent object Observer and a directed voluntary actor.</text:p>
      <text:p text:style-name="P11">So this is done. So while we were working, I asked Chris all the time, why can't we never actually access what causes a thought?</text:p>
      <text:p text:style-name="P11">07:55 And so he could say, well, no finite system can contain a complete representation of its own dynamics. You runs into a problem of self reference. Why are there no things in themselves?</text:p>
      <text:p text:style-name="P11">Well, because quantum theory is going to strike us as self evidently true, at least as a description of the abstraction between any finite system and its world. And its world. I still to this day ask, what is a thought? What is a thought? And why is it that maybe my thought is somebody else's memory?</text:p>
      <text:p text:style-name="P11">What is that if somebody's memory my thought, you know, relate talks about this body without organs, which I'm going get to, and he opens the paragraph with at any rate you have one. So, thoughts, what are these? At any rate you have them. So here grasping here a thought is a modal, as in like a sensory mode. It's an emotional experience that's generated by imagination and not perception.</text:p>
      <text:p text:style-name="P11">But what does imagination mean from an actual, like, quantum theory perspective? So it must be a source of classical information. So hence it must be written on a boundary. But it differs in a significant way from an action on, quote, the world, because it's my imaginary world.</text:p>
      <text:p text:style-name="P11">09:00 So we really dive into this paper is like, how do imagination and sensation compete?</text:p>
      <text:p text:style-name="P11">So there's a central contradiction which I'm just going to go quickly through experiences that really want to understand the source of their experience, but it's actually impossible in principle. All you really do is just overlay the experience with a theory. But what produce them is still inaccessible in principle. So category <text:soft-page-break/>theory can help mitigate this a little bit. So there's always going to be morphisms acting on whatever structure.</text:p>
      <text:p text:style-name="P11">We call it imminent. So morphisms you deem something as imminent. You have morphisms acting on the structure, otherwise you would have zero change. Otherwise you would have fixed agents. We call it a temporal with zero that would experience becoming, but they never become, so there would be no change.</text:p>
      <text:p text:style-name="P11">Yeah. So the fundamental contradiction, any philosophy of becoming is that it requires an assumption of processes outside of any possible experience. So we're going to use sheaves and category theory to kind of get through this. So one of our main ideas is linking imagination and the free, free, free energy principle.</text:p>
      <text:p text:style-name="P11">10:05 We're actually going to say that all imaginative activity is both construct and active.</text:p>
      <text:p text:style-name="P11">We actually have an agent, a literal sense of action by the agent on the agents, actually on the world. So using the variational free energy principle, we're going to say we consider all creative activity, including all imaginative activity is actually problem solving. We're creative novelty and uncertainty in the service of testing and improving a model of the experience world 100%. So acting creative is that you're actually going to act on the world with the intention of provoking an informative response from the world. So we say to make art is to perform an experiment.</text:p>
      <text:p text:style-name="P11">An immediate consequence of this is that all art is provocative, experimental, all art is informative, just as science is informative to the extent and in proportion. And it's provocative and experimental. So we really hit this hard. We go Right and Right into it and we say, you know, mathematics is actually going to exemplify and express the very particular solution of the self with the greatest clarity and poetry.</text:p>
      <text:p text:style-name="P11">11:07 For some reason, mathematics can get a possible reputation that it's like the void of creativity.</text:p>
      <text:p text:style-name="P11">And we're saying it's not so gravitique's notion of a light. It actually really encapsulates this whole notion. It removes the solidity and locatedness of the traditional idea of a point, Right? Classical physics is based on the idea of modeling particles as points. Math is at the grothendiq site is actually going to kind of destroy that.</text:p>
      <text:p text:style-name="P11">It replaces the notion of a point with something that is structural and ephemeral. And moreover, the notion of a condensed set is going to be like a notion of sheaves on a point. So it's no longer about the point. So you're kind of like thrown out ontology with that. So category theory is going to allow these structures to be transferred and then we're going to introduce the society line and we're going to look at Francis Bacon's work as an artistic provocateur of this stuff.</text:p>
      <text:p text:style-name="P11">So when we say our greatest construct is like, you know our mind, we're left with the question of how we as artists or scientists or as Bayesian uncertainty minimizers.</text:p>
      <text:p text:style-name="P11">12:14 How can we actually see each other as flow agents, communicate and share ideas? This is actually really beautiful. Makes you ask, what is language and what does it actually mean to say that art and math are actually languages? What does it mean to be a speaker or a writer when the deconstructionist challenge is, you know, challenges the very notion of objectivity?</text:p>
      <text:p text:style-name="P11">And say from Bars that a text unity lies not in its origin but in its definition. That's powerful. Not in its origin, but it's dependent on the person reading it. So quoting Bars again, we will no longer be fooled by the arrogant, antiprastical recriminations of good society in favor of the very thing that set aside, ignores, Smothers, or destroys. So we're going apart and through the actual notion of what is mind, what is self, so does the shared semantics, can it even be assumed?</text:p>
      <text:p text:style-name="P11">So when we say that all action is create, we're going to get a little neurological here. Creativity, it actually poses a complete paradox to the very autistic Western philosophical Tradition, which is saying that it values reflective, deliberate, rules based thinking.</text:p>
      <text:p text:style-name="P11">13:18 Type two cognition over what's a little more wild, which is the immediate, intuitive, unreflective type one or process one judgment. So Chris is heavily trained in this section, creative insight. It actually has the phenomenology of type one cognition, but a greater value than most type two cognition.</text:p>
      <text:p text:style-name="P11">It's called the outlier, Right? So we're actually putting together phenomenology of the outlier. So, you know, and again, the Western discomfort is understandable. One of the key attributes of an outlier is unpredictability. So the academy from Plato onward is designed to render the insights of others formulaic and reproducible.</text:p>
      <text:p text:style-name="P11">But then you've got what's beautiful are these flow states of cognition. Super athletes go into his state, Right, in which active are performed with the automaticity that comes with deep experience and expertise. So you have something automatic that's actually coming from excellent trained. But you always talk to anyone in flow state. They say, I'm getting out of my way.</text:p>
      <text:p text:style-name="P11">14:19 There is no eye anymore. So you combine the phenomenology of type one cognition with a feeling of ease or bliss or ecstasy or automatic pilot, whatever they call it. You get the best performance out of it. So <text:soft-page-break/>I'll talk a few more slides and then we'll pause for any putting together Right before we get to Francis Bacon. So we say imagination and sensation compete.</text:p>
      <text:p text:style-name="P11">This is actually really beautiful to me. Cliff and I find ourselves on opposite sides of the Fantasia spectrum, which is, like the Fantasia is classified as someone that does not have a it is a deficit in a very rich visualization versus the hyperfantasia, which is someone who has so much rich visualization and memory that the reality seems dull compared to the actual imaginative experience. Right. That the imagination is so overwhelming. So it's beautiful that we write on opposite sides of this spectrum and I think that's what makes this work so powerful.</text:p>
      <text:p text:style-name="P11">15:22 So if imagination sensation compete, how? Well, deliberate thought. What is deliberate thought? So it's a sequence of ideas that's presented to consciousness but by conscious process. So I found this curious.</text:p>
      <text:p text:style-name="P11">So the real work is happening below the threshold of awareness. We've always asked what are here fundamental units of life? If anyone knows anyone who's really sick, the personality is definitely the last thing that sort of comes online. It is. Or the organs functioning, is the heart functioning and then comes little personality and appetite in these things.</text:p>
      <text:p text:style-name="P11">So what is this threshold of awareness? And what are these fundamental units of life? Why should so much be going on below it? Why? So then we have this hint imagination.</text:p>
      <text:p text:style-name="P11">Maybe we can gleam a little bit of what's going on neurologically about what's happening in the imaginative realm. So we say the ability to have sensory and emotional experiences without engaging sensory input. So this is Chris and Paul seeing, and Andrews and Hannah have tried to identify what imagination is. It's sensory, though. It is sensory because it does engage the same large scale functional neural networks that process sensory inputs.</text:p>
      <text:p text:style-name="P11">16:29 I myself did not know this. I myself and I told Chris, I said, you know, when I'm doing a lot of math or something, I try not to leave. I find myself not able to operate like heavy machinery. And I've spoken out about this like very, very honestly. And he was like, can't that's because they actually compete for the same hardware.</text:p>
      <text:p text:style-name="P11">And I said, you've got to be kidding me. So he in the paper, he gives an example, like one of his professors that would speak but was holding the wall at the same time to remember that the wall is there, but the imaginary field is so full. So we talk about resource having so sensation imagination compete. They render inner speech difficult in noisy environments and visualization difficult during visually demanding tasks like driving. You don't want to be like thinking of something like a perpetrator and in your driving that is a red light stop.</text:p>
      <text:p text:style-name="P11">So sensory deprivation actually enhances imagination. Why? So I'll just go quickly through reality monitoring. There's the unintentional blindness of abstract thinkers.</text:p>
      <text:p text:style-name="P11">17:30 And I, like me, you cannot physically see the outside because your mind is thinking everything else.</text:p>
      <text:p text:style-name="P11">This can be chalked up to competition from imagination. Again, sensory networks can be taken over by imagination and then imaginative experiences, episodic memories and thinking. These are very present to awareness because being both sensory and emotional, they're treated by the brain as both important. So this gets really interesting. So this reality monitoring network involving the most phylogenetically recent areas of the prefrontal cortex really has the task of distinguishing sensory inputs from imagination.</text:p>
      <text:p text:style-name="P11">Do we have a distinction? Can I tell what's real versus what the medicines. And we want to label them as such an awareness. So in Neuroscience, we experience these imaginings as memories and pictures and we're going to use them to understand the world. So the picture of the brain is employing all of its available resources to model the world Right and to act appropriately within it has been given a beautiful elegant mathematical formulation.</text:p>
      <text:p text:style-name="P11">18:32 Friston and Fields have done this, the free energy principle. We've worked on this, that any system will behave so as to minimize to the extent possible its uncertainty about its environment's, future actions on it absolutely 100% here. So we formalize it as a variational free energy principle. So it's actually a thermodynamic principle that applies to all classical and quantum physical systems, not just to brain. So actually it drives the process.</text:p>
      <text:p text:style-name="P11">Active Inference Lab incorporates learning about the world as it presents itself, actively probing the world to provoke informative responses so that you're constantly performing. All of this is beautiful and it also leads to it's dynamics. It is dynamic and we're actually trying to figure out what is the self and a free energy principle and what happens to the self as you apply variation to this and the time to support such an elegant theory like FEP. So I should pause here to see anything else before we launch and just to the next chunk of the actual Rd stuff.</text:p>
      <text:p text:style-name="P11"><text:soft-page-break/></text:p>
      <text:p text:style-name="P11">19:36 Daniel:</text:p>
      <text:p text:style-name="P11">Great.</text:p>
      <text:p text:style-name="P11">Well, there's already so much I know, sorry. For some of the formalisms. I'll look forward to it. A few comments on the point of math and heavy machinery. They say don't derive and drive.</text:p>
      <text:p text:style-name="P11">That's what I've heard.</text:p>
      <text:p text:style-name="P11"/>
      <text:p text:style-name="P11">19:51 Shanna:</text:p>
      <text:p text:style-name="P11">That's great.</text:p>
      <text:p text:style-name="P11"/>
      <text:p text:style-name="P11">19:52 Daniel:</text:p>
      <text:p text:style-name="P11">Then on the type one and type two, it made me think about how rather than a category of thought or simple modes that are exclusionary to each other, type one and type two are like axes in a space of behaviors. And so there are quadrants, so to speak. And you're speaking to the phenomenology of the outlier, which is that flow with skill and novelty.</text:p>
      <text:p text:style-name="P11">And then one last point was you talked about active imagination and that fits in very well with some of the computational models. Active Inference Lab where attention is a policy selection. So it puts attention as mental action in the same exact morphisms that we would use for bodily policy selection. And the choosing from affordances attention and the inner world is like policy selection on inner landscapes.</text:p>
      <text:p text:style-name="P11">20:58 And I think there's many angles to explore with what does it mean to create?</text:p>
      <text:p text:style-name="P11">What does it mean to recreate? What's recreational? What does it mean to member? What does it mean to remembrance? What is this aspect of initial generation and what is the aspect of regeneration?</text:p>
      <text:p text:style-name="P11">When we use our generative model as a regenerative model, potentially authentication the observations like you described earlier, wow, that is.</text:p>
      <text:p text:style-name="P11"/>
      <text:p text:style-name="P11">21:27 Shanna:</text:p>
      <text:p text:style-name="P11">So like yeah, so beautifully said. I'm really interested in these inner landscapes. Okay, yeah. Once I talk about Bacon and the BW body without organs.</text:p>
      <text:p text:style-name="P11">I would love to see what you thank after that. Excellent. Okay, let's carry on. I love these book. All Right, so I think I briefly mentioned to say it before.</text:p>
      <text:p text:style-name="P11">I do think it's looked in the realm of neurology and maybe we should take a look at it. So Deputy Math coined this notion of his Sadie and what is this? Right? So the Hasadi here going to get to get to the definition of about 2 seconds, but it's a new take on what individuality actually means. So it's an individuality that is devoid, that is trying to free itself from subjectivity.</text:p>
      <text:p text:style-name="P11">So they say, like, trying to be a subject, sometimes that's actually too much to ask for someone who may be like, you know, hurting or in a state of, like, you know, extreme pressure, maybe didn't do so well on something.</text:p>
      <text:p text:style-name="P11">22:28 Actually requiring someone to be a subject could be too high of a toll in individuality. His light evokes an individuality to something leads than a subject. I found it so freeing. I was like, can I just please be a horse today?</text:p>
      <text:p text:style-name="P11">Can I please just can I be a glass of water? Can I have the being and the affordances of a glass of water and put aside the subject just for a second? I need to rest. So this is kind of thought process that like happens. And all of us know that in science academic programs you have to kind of rest, you know.</text:p>
      <text:p text:style-name="P11">So when we talk about, again, the Neuroscience of creativity, so what does it mean to have a decreased activation of the sense of self? So we have Chris, to this opening. What is this sense of self and how does it relate to the self sense of self? And how does it actually relate to these self? Can you actually pause this?</text:p>
      <text:p text:style-name="P11">Should we say that the self observes the sense of self, or does the sense of self observe itself? Right? And I know FEP can guide us through something like that.</text:p>
      <text:p text:style-name="P11">23:29 There's not a lot of propositions that could, Right? If you don't have FEP, you may not be able to fine tune this.</text:p>
      <text:p text:style-name="P11">And this kind of dynamicism, most people will just jump Right over it. So the reflexive play on words, which is the very ground of, like, priest logic paradoxes and thought paradoxes and which he calls limit paradoxes. Same time you put it like a selfreference on a system, you're going to have these problems. So we invoke this notion of an eigen form. It's a fixed point of a recursive process.</text:p>
      <text:p text:style-name="P11">And we're gonna say that like saying that you have his information. This recursion actually generalizes the idea of an identity operator, and it's going to implement the eternal return. So we're trying to sort of mix this <text:soft-page-break/>reflexivity with the authenticating an object. And what does that actually mean with the eternal return? So, again, delivered.</text:p>
      <text:p text:style-name="P11">Brilliantly says, like it's the law of the world without being, without unity, without identity. Far from presupposing the one of the same, the eternal return constitutes the only unity of the multiple.</text:p>
      <text:p text:style-name="P11">24:33 As such, the only identity of what actually differs. So coming back is the only being of becoming. And the function of the eternal return of being is never to identify, but to authenticate.</text:p>
      <text:p text:style-name="P11">So lose two. Once again, we are finding two worlds that are colliding on the authentication different phenomenologies. So if we conceptualize math, art and all creative activity as ways of distilling experience into meaningful and memorable summaries or abstracts, so how do you impose meaning? Why does an agent impose meaning? And how external meaning, internal meaning on the internal landscapes?</text:p>
      <text:p text:style-name="P11">So we're saying that these are actually Technologies for present useful and significant aspects of experience over time. But we 100% say memory is constructive. It requires an act of authentication. You dot two, be really careful about what's actually being authenticated. Like you said earlier, member versus remember.</text:p>
      <text:p text:style-name="P11">So that qualifier is actually kind of troubling. So Chris Brilliantly said, the Dark Ages lost not so much text, but the ability to read them.</text:p>
      <text:p text:style-name="P11">25:36 So we say if identification is by definition post talk after the fact, what is actually being authenticate? What is this? Once again, I think this is another limit paradox.</text:p>
      <text:p text:style-name="P11">I'm taking the notion of authentication and ramming it until it's going to fall apart. So the losersity is again, another mode of individuation very different from that of a person, subject, thing or substance. You observe the name Hasadi for it a season, a winter, a summer, an hour, a day. They have a perfect individuality lacking nothing. It is not a thing or a subject, a degree of heat and intensity of light.</text:p>
      <text:p text:style-name="P11">Perfect individuality is noticing his abstraction away from the subject. We talk about the AHA moment. We're going to say that the AHA moment does dot one the ordinary time of doing and happening. So if there really is no self present during the AHA moment, who is experience anything? Time without present, I without eye.</text:p>
      <text:p text:style-name="P11">This is nothing of which one could say that experience, a form of knowledge, would either reveal or conceal. It commensurate with it. There is no faith. That is Blancho powerful.</text:p>
      <text:p text:style-name="P11">26:37 So we're invoking heavy continental philosophy at the same time of a neurological phenomena.</text:p>
      <text:p text:style-name="P11">The AHA moment. So Burnshot is powerful there commensurate with that AHA moment. There is no faith. What is that meaning? There's nothing measurable in that moment.</text:p>
      <text:p text:style-name="P11">So we say that the AHA, time of bliss obeys the time of Hasadi. It's a completely different time. It's that flow time. It's sharply contrasted with the situational time of doing and things to be done. So we say the individuality of a life is not the same as the individuality of the subject that leads it or serves as its support.</text:p>
      <text:p text:style-name="P11">So Hesseity time, it's not in the same time the same temporality. I think this is beautiful. You said so it's the indefinite time in the event it's floating. It's actually something that is both going to happen. It's just happened.</text:p>
      <text:p text:style-name="P11">So Klein Shelle also has this beautiful notion of passivity, absolutely passivity. No self present to category the other as a depersonal of time, of bliss. It's almost as an abdication. So all of this is self abdication either through mathematics or philosophy.</text:p>
      <text:p text:style-name="P11">27:38 So in this state there really is no self to grant the authorization to say that anything happens.</text:p>
      <text:p text:style-name="P11">If there's no self present, who's to say that anything happens according to the inner world of experience? So he ask this quote, he says I would prefer not to. That statement is an abstraction. She never had to be decided upon. It precedes Markov decision and which is not so much in denial as more than that an abdication.</text:p>
      <text:p text:style-name="P11">I thought that was beautiful. Belongs to the infinitiveness of agents. So that sort of hard infinities no dialectical intervention can take hold of such passivity. So I've fallen outside the world of being outside. We're immobile proceeding with a slow and even step.</text:p>
      <text:p text:style-name="P11">Destroyed men come and go. This is the realm I love. This realm in this realm can be mathematical what's going on here with FEP insights and condensed formalism. So when you get to source monitoring there's a sense of uncapturable time, unreportable events occur and possibly intended, but uncontrollable actions happen. And that's forced onto us by quantum theory.</text:p>
      <text:p text:style-name="P11">Quantum theory is a beautiful theory about non fungible or unsharable information.</text:p>
      <text:p text:style-name="P11">28:40 Now that's precisely the quantum phase. Information that distinguishes and individuality quantum states. It enforces a radical uniqueness into quantum systems, radically unique challenges the very idea of <text:soft-page-break/>fully transparent information having nonsengibility. So if we use the time at the Sadie then it puts the reality monitoring in a new light.</text:p>
      <text:p text:style-name="P11">In our own reality we're monitoring including our own ability to remember and authenticate. But we are moreover only monitoring a simulacrum of the event itself. It is nonfungible and unrecordable. So the data reality monitoring becomes a rationalizing reconstruction, a form of motivated reasoning that serves the need for instability, doesn't really exists. So the continuity of time we are hardcore claiming that it's illusory.</text:p>
      <text:p text:style-name="P11">So let's get into the self and jump into growth and Bacon. Erdosh. This is really fun. So we bring up Young and some beautiful things that Young was thinking about. So the reportable self that Shanna that participated yesterday the did all the things in the past and planned for the future.</text:p>
      <text:p text:style-name="P11">The self has beliefs and desires and other attitudes.</text:p>
      <text:p text:style-name="P11">29:43 The self with relationships, Right? This is the constructed self of memory and words of Seth. So the reportable self, the experienced self, the eye that speaks and thinks. This is the eye that directs the body.</text:p>
      <text:p text:style-name="P11">It's conscious but sufficiently severe anterograde amnesia can almost surgically remove the experienced cells. I've spoken of Clive leaving before. Clivering has lost person. Memory still has motor memory. We'll walk in and say, I've never seen a doctor before in my life.</text:p>
      <text:p text:style-name="P11">They visit them all the time. I've never seen a piano before in my life, but can play one. That sort of experience is this. Clive has about a six second memory, Right? Where's the authentication in a six second memory.</text:p>
      <text:p text:style-name="P11">Right. So Clive's use of I is profoundly different than line. So Clive using an eye. This actually has no enduring first person subject reference. And what can we make of that?</text:p>
      <text:p text:style-name="P11">So we're going to formally distinguish this construct Cartesian self from the ungraspable self of hispania, what Young is going to call a virtual point.</text:p>
      <text:p text:style-name="P11">30:45 So Young started all this virtual point. It's a virtual point on some kind of scale between unconscious and conscious. So our interesting here has been what this experience self is like. How could it how it is different.</text:p>
      <text:p text:style-name="P11">So here's the Fantasia spectrum that I spoke about earlier. A lot of people live without significant internally verbalized thoughts. Now, for people in academia or people like Daniel and I, like, I'm talking myself all the time. So imagine a world here. There is no internal, like, verbalized thoughts, so mean actually happens distinction.</text:p>
      <text:p text:style-name="P11">By introducing the Fantasia spectrum, so people are capable of experience rich, multimodal imaginings on one end, people severely she in imagination and at least one modality on the other. So we actually write the paper that we ourselves, the present authors, are on opposite ends of the spectrum for the modality of vision. I think Chris will remember, like pure text and mine has so many colors and I don't even know what's happening. So Fantasia, it applies to all uses of the imagination, including the reconstruction of episodic memories.</text:p>
      <text:p text:style-name="P11">31:46 There are some people who have no biographical memory.</text:p>
      <text:p text:style-name="P11">Fantasia also experience deficits in episodic memory. The purely verbal textbooklike episodic memories of CF Chris Fields so curiously that dream imagery can be preserved. In a Fantastics dream imagery can be preserved. So somehow it's the conscious attention to imagination that is deficit. And I found that perplexing.</text:p>
      <text:p text:style-name="P11">But then Chris well, it's not really surprising. Conscious attention is a compete process. Who or what wins the competition is not voluntarily chosen. So many things are being here. So let's jump into the body without organs.</text:p>
      <text:p text:style-name="P11">So we say the self is actually a construction. What is its identity condition? Right? So what guarantees that the self that I construct now is the same as the self I constructed as a child, as a student, or even yesterday? How can we make any sense of any proposed continuity of self over time?</text:p>
      <text:p text:style-name="P11">Chris and I are still on this, Right? I am enchanted by the notion of overtime.</text:p>
      <text:p text:style-name="P11">32:48 What does that actually mean? So the standard idea of like a closest, like, causal continuum, like the eye, the eye somehow moves through something that doesn't really straightforwardly apply as claiming that I am still the Constructor of myself merely begs the question again. So maybe we could see learning or experience generally as modifying the self either gradually or by or by actions, which we think maybe that's what it is.</text:p>
      <text:p text:style-name="P11">So dimensional and Atari positive this body without organs, Right? We're really going at it here. Here they say that a body is actually not defined by the form that it determines, that determines it, nor is it actually a determinate substance or subject, nor is it determined by the organs that possess it. So our toe was notorious for waging like War against the organs, Right? I don't want the organs.</text:p>
      <text:p text:style-name="P11"><text:soft-page-break/>I'm independent of them. And so they Define this body without organs, which is actually trying to free itself from the determinism and say that it's a collectivity, it's an assembling.</text:p>
      <text:p text:style-name="P11">33:48 Elements, things, plants, animals, tools. It's not my body without organs. Instead, the me is on it, or what remains of me, unalterable and changing in form.</text:p>
      <text:p text:style-name="P11">Crossing thresholds. Gloria's famously wrote about this, about how in some people, a certain deficit, like functioning organs could just seemingly sprout anywhere. The closing threshold is really fun. So actually the BW process by contradiction rather than by categorizable identities that quote, stay stratified. And so they call the three axes of stratification organization, signification, and subjectivity.</text:p>
      <text:p text:style-name="P11">So the say for all the organism, it's not at all the body, it's a stratum. It's a stratum on the body without organs. So, in contrast to the pressure of continually having the same self over time, whatever that actually means, they offer quite the opposite. I love his quote in the text. This is in the capitalism and schizophrenia book.</text:p>
      <text:p text:style-name="P11">34:50 So they say recycle dialysis says stop. Find yourself again. We should say instead, let's go further still. We haven't found our body without organs yet. We haven't sufficiently dismantled ourselves.</text:p>
      <text:p text:style-name="P11">Substitute forgetting an amnesty experimentation for interpretation. Find your body without organs. Find out how to make it. Most importantly, they say it has nothing to do with fantasy. There's nothing to interpret.</text:p>
      <text:p text:style-name="P11">So to losing Atari, famously, or trying to overthrow ontology, get rid of interpretation, which seems to classify the very thing they're trying to free. So, through the BW, I made this connection with process Bacon, which I thought was really powerful. So most people see the work and they're like shocked at the level of the nervous system or something like this. So Francis do some wild things, and DeLuise has a very beautiful book on them called The Hysteria of Painting. So DeLuise is the becoming of painting in the form of a logic of sensation.</text:p>
      <text:p text:style-name="P11">It functions through hysteria by way of a primordial, prerecorded sensation.</text:p>
      <text:p text:style-name="P11">35:53 It's foundational too, and over any accessory forms. That was my take on it. So Delos claims that painting and the sense of Bacon becomes a hysteria, or it converts hysteria because it makes presence immediately visible. Immediately visible.</text:p>
      <text:p text:style-name="P11">Painting directly attempts to release the presences beneath representation, beyond representation. The color system itself is a sense of direct action on the nervous system. Watch the reactions people have looking at a Bacon painting. If there's something, what is that? And De Locus is trying to, like, classify that.</text:p>
      <text:p text:style-name="P11">He says this is not a hysteria of the painter, but a hysteria of the painting. So the painting hysteria becomes art, or rather, with the painter, hysteria becomes painting. So in a sense, where does the BW come in the body without organs? Right here. Well, it says painting liberates the eye from its adherence to the organism.</text:p>
      <text:p text:style-name="P11">The eye becomes the virtually the polyvagant, indeterminate organism that sees the body without organs as pure presence.</text:p>
      <text:p text:style-name="P11">36:53 So painting gives us eyes all over in the ear, in the stomach, and the lungs. The painting actually breathes. So another piece of DeLuise signs in Bacon's work is the phenomena of autoscopia. Autoscopia is the phenomena where the body is felt under the body.</text:p>
      <text:p text:style-name="P11">So there's transitory organs that are felt underneath the organization of the fixed organs. And he says something like, it's no longer my head, but I feel myself inside a had. I see and I see myself inside ahead. There are psychosis in the world that might include this sort of hysterical condition. So what if we geometrize the autoscopia Right here's where the math comes in.</text:p>
      <text:p text:style-name="P11">Duluth calls math a monster slang, and that's probably because it can do things like this. So then if the body the book talks about the body passing through itself to escape itself. So the body is sick of the organization. It's going to pass through itself to escape itself. And you'll see these various points in Bacon's work in The Trip Dick's and things like that.</text:p>
      <text:p text:style-name="P11">37:54 So it escapes from itself through the open mouth or the stomach, or through the throat, or through the point of an umbrella. And the presence of a body without organs underneath the organism, the presence of transitory organs under the organic representation. So again, with the BW, you are freeing. So it's almost like the hysteria painting is closing the BWO to sit on the aside of the color system. So again, Delos is not advocating any kind of destruction.</text:p>
      <text:p text:style-name="P11">He's saying care and caution must be exercised to produce such a I called it a solarium sensation of intensity. So what is thought? It's not forlorn bodies. So they make this very clear in the book. And I advocating something destructive, nothing forlorn or bodies that have emptied themselves or their organs.</text:p>
      <text:p text:style-name="P11"><text:soft-page-break/>He's saying make it more dynamic. Look for the point at which they could patiently and momentarily dismantle the organization of the organs that we call the organism. So I claimed that a body passing through itself is a body without organs. It became a hisaidy.</text:p>
      <text:p text:style-name="P11">38:55 If you can see the body passing through itself as a hisaidy, then you can see the body passing through itself in the ways of every calls.</text:p>
      <text:p text:style-name="P11">It like the spastics and the hyper aesthetics that are indicated by wiped or scrub done again on Francis Atryptics. And there's anesthetics and practices by missing zones. So you can also get a phenomenology about what is missing in these pieces. So he says the zones are actually ry zones. But what's really beautiful is that when the body is indistinguishable from the paint colors that are used to produce it, then the body actually passes through the paint at the same time as it passes through itself.</text:p>
      <text:p text:style-name="P11">So Bacon's form of painting is hysteria. It's actually his Sadie, once again recalling that climate find season hour, they're not of another nature than the things that populate them. They sleep and awaken with them. So DeLuise says famously, this sentence should be read without a pause. The animal stalks at 05:00.</text:p>
      <text:p text:style-name="P11">The animal stalks at 05:00. No subject object like cocolot here.</text:p>
      <text:p text:style-name="P11">39:57 So I kind of put a spin on that, and I said, likewise, this should be read without a pause. Hysteria painting body without organs becoming painting, becoming animal. So we're about to jump into gruffindic erdosh.</text:p>
      <text:p text:style-name="P11">Maybe let's pause and see if any let's recap BWO. And then I'll get to airdrie and wrap it up.</text:p>
      <text:p text:style-name="P11"/>
      <text:p text:style-name="P11">40:19 Daniel:</text:p>
      <text:p text:style-name="P11">Okay.</text:p>
      <text:p text:style-name="P11">Comments just try to connect some dots for those who are painting along. So, first, authenticate. That reminded me of how we describe our experience, or indeed pleasurable experiences, as authentic. And also authenticate has a more technical definition with cryptographic verification. So there's some relationships with kind of lock and key cryptographic ciphers and the integrity of existence.</text:p>
      <text:p text:style-name="P11">You mentioned Stratification, and you used the terms organized, signified, and subjected. And that made me and you said, the body is a strata. And I thought of Riverbanks. And the body in development does go through being a point with a Zygote, and then it's moving through topological and geometric phases. Now it's a twolayer.</text:p>
      <text:p text:style-name="P11">41:19 Now it's a trilameter disk. And so we have a stratification through development. And that's part of, like, the evolution of developmental complexity. Then art as site kind of disassembling, but embracing this deep deliteralization or something of the point and seeing performance art and all art as performance. But the locus of performance, kind of like the cloud of the performance, is the site.</text:p>
      <text:p text:style-name="P11">It's like you have to go to the show. You have to be there. It's about the experience. And then even a type of aesthetics like fashion, there's, like the narrative that comes along with the Tshirt that might look the same, but then when somebody has a different quantum reference frame or aesthetic reference frame, it can mean a lot more. And then just the last interesting point was that escape from autoscopia is quite an interesting idea.</text:p>
      <text:p text:style-name="P11">And should we pursue how should we pursue why would we pursue such approaches just because we can drive off the road or drive off one road or turn Right or turn left or take off?</text:p>
      <text:p text:style-name="P11">42:35 These affordances that cognitive entities have, how should they be regarded and electro as to not imperil oneself, if that is even something to be avoided.</text:p>
      <text:p text:style-name="P11"/>
      <text:p text:style-name="P11">42:54 Shanna:</text:p>
      <text:p text:style-name="P11">Oh, wow. Okay. I can't wait to talk about that one more escaping autoscopia or autoscopia and like flipping it internalizing that even more. Yeah, this is excellent. Okay, let's see if we can link all of that with comparing two mathematical Giants undeniably Groff and Deacon.</text:p>
      <text:p text:style-name="P11">Erdosh, so there is a Fields mentalist that recently tried to again, you don't want to classify anybody, but they seem to follow different tracks. Whereas airdose is more of a problem solver, Right? Problem solver leaving like little jewels like, I'll pay you if you can solve this, et cetera, et cetera, et cetera. Right. Rampant publishing so many papers and things like that versus Groff and D laying heavy foundation.</text:p>
      <text:p text:style-name="P11">I'm not sure was concerned. Again, I would have loved to have to have met him, but I know not particularly concerned with problemsolving, but theory building, theory builder, Right? I can't even list everything. Right. So when we check, suppose we're saying which self, in which time do these two mathematical Giants actually obey?</text:p>
      <text:p text:style-name="P11"><text:soft-page-break/>43:58 And where is the creativity involved in this? Again, we are going to be infusing math and art into all of this. Both of these different Fields are wildly created. Erdosh, again, super famous problem solver and like kind of more parapetic kind of traveling. Everyone knows these sort of eccentricities of traveling around.</text:p>
      <text:p text:style-name="P11">And you would actually have the host arranged where he was supposed to go next, cook for him and things like this, completely different from growth. And he could literally lift like an erasing, an abdication. So let's talk about these in a little more detail. Again, we're just going by like references. Neither one of us has met these people.</text:p>
      <text:p text:style-name="P11">So Eradica is famous for saying, you don't have to believe in God, but you should believe in the book. So the book is he actually believed that there was a book that contained the most elegant theorems and expressions. And we say, what can we make of this? Sort of he treats the self as it's purely as its mathematical value. Self is mathematical value through his belief in the book of Divination, containing the most elegant proofs and theorems, literally, according to the life, I think according to Ernest, as in its mathematical value.</text:p>
      <text:p text:style-name="P11">45:06 That's it, Right? How many things can I publish? What can I do? He is famous for stopping the use of like an amphetamine or something like this for a month because his friends were worried about and away. So he famously says, you know, you've held mathematics back because you stopped me, Right?</text:p>
      <text:p text:style-name="P11">I looked at the blank paper like an ordinary person. That's what he says. Right. So it's a little ruthless, but it says that you held me back. I looked at the paper like an ordinary person.</text:p>
      <text:p text:style-name="P11">This is all in the autobiography and it's also in the paper. We talk about it. So young. Quote St. Paul famously, and he says yet not I live, but Christ liveth in me.</text:p>
      <text:p text:style-name="P11">So he asked did Erdosh not live, but the book liveth in Erdosh? I think that's one of our most profound statements in this paper. Let's jump to Grothendiq. Grothendiq was after he actually writes about what he says as a profound symbiosis between the Hamlet writes and the spirit or thought and of the creative act as the archetypal act of the human spirit.</text:p>
      <text:p text:style-name="P11">46:17 So by stating something like that, there is a thought to believe that Griffinik was aware of Young's work.</text:p>
      <text:p text:style-name="P11">And this is very reminiscent of the actual virtual point. So Grothendiq does not attend, like the Fields Medal ceremony, grows up stateless. It's a completely different, like, being it's a completely different relationship with self. So we say, what can we make of his literal disappearance? So being into IHEs, he was a heavily anti, like the military funding and stuff like that, but literally just left, Right, left, and said what can we actually make of that literal disappearance?</text:p>
      <text:p text:style-name="P11">Can we particular see growth and see and graphandyke's concept of a site, which is again, I haven't defined it as a category with the topology on it, very particular topology on it. Can we see in Graffindi's concept of a site? Is that an abstraction of a point, an urge to grasp the virtuality and dislocation that doing ascribes to the self?</text:p>
      <text:p text:style-name="P11">47:18 So what is that? You know, is that an actual way of grasping the virtuality and dislocation that Young ascribes to the self?</text:p>
      <text:p text:style-name="P11">How do you go from Topos theory laying the wigs for beautiful work in like a telecommology algebraic geometry, Groff and Deep group laying the matter for K theory, all this stuff, to a question that haunted Grothendiq, which was what is a meter? What is a meter? We have a very, very technical definition of what is a meter. People, I think, have been kind of harsh with him and said something like oh well, at that point he just lost his mind. I'm like, Is that what happened?</text:p>
      <text:p text:style-name="P11">You know, is there a possibility that, like, what is the time of mind loss? Can we be a little more gentler with that? So you go from topo theory to a complete hermit existence after that. So closing thought that we have to ask is about the limit paradox. And we say we are left by the above, not with an entity wrapped in a Markov blanket, but with an imagined entity wrapped in an imagined blanket.</text:p>
      <text:p text:style-name="P11">48:25 So we see a quantum reference frame specifies a semantics. So hence the limit in which two agents fully share a common semantics and hence a common language. They no longer have separate identities. Language itself becomes paradoxical. Information is nonetheless shareable.</text:p>
      <text:p text:style-name="P11">Although unfungible Communications exist. This text exists, you reading it exists. The meaning you ascribed to it exists. Most importantly, contradiction. Indeed is true contradiction, a dialethism, a limit paradox.</text:p>
      <text:p text:style-name="P11">So we say such paradoxes arise wherever there is self reference. And it shows how science applied to itself generates here limit paradoxes. So indeed, creative acts are limit paradoxes.</text:p>
      <text:p text:style-name="P11">We can go like, you know, the model that we construct I want to formally finish there, but everyone can find there's more information about the very, like, empirical model that we Define.</text:p>
      <text:p text:style-name="P11"><text:soft-page-break/>49:26 Our most important theorem is that an entropic categorization is a condensed set. So we talk about the phenomenology of categorizing events, places, things, people, memories. And we call time is actually entropic because there is a flow of information that values learning over forgetting. So once you have a disruption in this flow of learning versus forgetting something like an Alzheimer's or something like this, is time no longer entropic in that case.</text:p>
      <text:p text:style-name="P11">So that's why we call these categorizations entropic. And we're going to say that this is condensed set. So our famous prediction is that human retrospective and prospective memory are implemented by what we're going to call shephafication functions from a single pro is health site. That's a site with a weekly as health topology on it. So again, we're saying that monitoring the event independent phenomena through sites is the way that is a better way of monitoring continuity, quote, over time.</text:p>
      <text:p text:style-name="P11">50:30 So here going to say that's correct. And we expect to find no persistent neural representation of either past or future events, only mechanisms for constructing instantaneous representation. Yeah, and I think I just talk about that. Why has Sadie and the questions and yeah, so again, you know, Klein like sites reframe authentication dialedistically. And if you do have this like, over time kind of thing, what time is that?</text:p>
      <text:p text:style-name="P11">Great. Okay, so I'll stop there or stop like a formal thing there to begin the discussion. If you wanted that I'll pause there.</text:p>
      <text:p text:style-name="P11"/>
      <text:p text:style-name="P11">51:11 Daniel:</text:p>
      <text:p text:style-name="P11">In time, that I will pause there.</text:p>
      <text:p text:style-name="P11"/>
      <text:p text:style-name="P11">51:15 Shanna:</text:p>
      <text:p text:style-name="P11">Then I will pause somewhere.</text:p>
      <text:p text:style-name="P11">And that's the beauty of it. It's like you can trip over reality, Right? But as you zoom in, very curious as to that is like, what is holding all that together? And it's very curious that the physicists working on that dive pretty heavily into Eastern thinking or you're Groff and degreeing young, like trying to figure this stuff out.</text:p>
      <text:p text:style-name="P11">What do you think would have a take on juxtaposing these vastly different ways of existing and interpreting their worlds? Right.</text:p>
      <text:p text:style-name="P11"/>
      <text:p text:style-name="P11">51:56 Daniel:</text:p>
      <text:p text:style-name="P11">I wanted to pick up there and then of course, we'll just see where we go. And anyone who's watching may also add questions. So the juxtaposition of grothendiq and airdoch was very interesting. And you described Growth Indic as a theory builder and Erdosh as a problem solver. And that seemed to map back into that type one, type two, space like type one intuition is problem solving.</text:p>
      <text:p text:style-name="P11">It's like the thing is falling off the table and there's a reflexive response to solve the problem even before there's a theory of the problem or someone is skiing and they're able to use their body and extended cognitive apparatus and skill and all of this to solve problems that aren't even stated. In contrast, the development of theory and generalizations and to codify is a case independent process.</text:p>
      <text:p text:style-name="P11">53:03 You're solving a ton of problems. You're solving every problem of a nail needing to be hit the hammer solves above any specific nail, but also it solves no specific nail. And that, I felt like was very illustrative and spoke to potentially other continua of doing and thinking.</text:p>
      <text:p text:style-name="P11">What do you think about that?</text:p>
      <text:p text:style-name="P11"/>
      <text:p text:style-name="P11">53:39 Shanna:</text:p>
      <text:p text:style-name="P11">Again, it brings me back to this, like, St Paul, like, beautiful quote, not I liveth, but Christ liveth and me. So that also seems that's tricky. I'm not sure if that's, like, case independent. Right, yeah. It's almost like I like that solving a problem before there is just a theory of the problem.</text:p>
      <text:p text:style-name="P11">That's tricky. That's tricky. And the question is, like, what is the sense of self of a problem solver and versus a theory solver, do you have to have a less tethered sense of self to be a theory builder? Because you're trying to figure out for all possible makes and that's I think a lot of mathematicians do that because it's just all about nobody really cares if you're well or not. It's sort of just like, did you ace this exam?</text:p>
      <text:p text:style-name="P11">Did you ace this exam? Did you finish the theorem?</text:p>
      <text:p text:style-name="P11">54:39 Did you do all of this? And so everybody's knows the reason there's a lot of mental health, like scares in Fields like that is because nobody really asks how you are. So I'm wondering if all the ideas about how is Shanna?</text:p>
      <text:p text:style-name="P11">Is she eating today? She's sleeping. You have to push it aside. Look at all the pressure that growth and deep under. You have to push all the growth and deep aside to be an abstraction to create these theories.</text:p>
      <text:p text:style-name="P11"><text:soft-page-break/>To create these theories. Let me put the self aside in order to create that many theories, which is somebody like, erdosh I don't think was particularly deeply emotional about these things or something. But, you know, graffitik had a lot, there was a lot there. And it's notorious in his, like, 800 page letters to people, Right. Something like, who is he writing for?</text:p>
      <text:p text:style-name="P11">Who is he writing for? He dipped out, does not want to be found. There's a nice website that kind of talks about, like, last interaction, a few mathematicians kind of saw him, so they opened the door and the look was sort of like, I don't want to be found.</text:p>
      <text:p text:style-name="P11">55:45 So what can you make of that? Like, I don't want to be found yet.</text:p>
      <text:p text:style-name="P11">I'm going to be writing profound volumes. Right. I don't even think that's a self that it's interesting to not want to be found, but to continue to write who's the writing for when it is still in this sort of like, epistolary form, who's the writing to? So it's almost like, again, you had to get rid of all the emotionality or put it somewhere else. Which makes me think of, like, any mathematician is skilled on that young sort of line between conscious and conscious and the self being like a point on it.</text:p>
      <text:p text:style-name="P11">A lot of mathematicians will identify as heavily autistic or something like this. Right? And why is that something that helps the mathematics? Is it because your mind was free of the emotional turmoil of being a subject of something like this? It's really sad.</text:p>
      <text:p text:style-name="P11">What if you had, like, something emotional happens to you, everybody knows you're not going to be able to perform very well in a math test.</text:p>
      <text:p text:style-name="P11">56:50 So what is that? What is it that the theorems, like, are trying to trump the emotionality or something like that? So you almost have to be in this monk state, probably, or have a life that does not have a bunch of peril in it to do well in these theories. And so what do you think about that?</text:p>
      <text:p text:style-name="P11">To do some of these hardcore sciences, maybe you have to put the self aside or you abstract it. I don't know.</text:p>
      <text:p text:style-name="P11"/>
      <text:p text:style-name="P11">57:16 Daniel:</text:p>
      <text:p text:style-name="P11">A few things there. It seems related to Maslow's hierarchy of needs. And indeed, the higher order, the higher and lower is just a spatial metaphor. It's possible for someone to be having the worst emotional day of their life, but their blood pressure is regulated and there are complex feedbacks. The way one feels can influence their physiology and vice versa.</text:p>
      <text:p text:style-name="P11">But then zooming out to the level of the researcher involved in theory building, as well as the problem solver involved in applications like kind of research and practice that is enabled by the physiology of society. And so it is a scaffolded work that can influence the whole. You mentioned the pistolary nature of growth and Dick's writing, which means in the form of letters. And that's quite a connection, not just to the Bible and certain books of the Bible which are written as letters, but also to this emergence of art as sight.</text:p>
      <text:p text:style-name="P11">58:28 If the art is a letter, a letter is to someone.</text:p>
      <text:p text:style-name="P11">Someone could write a letter to themself in the future. Or it could be like a letter whose kind of ironic performativity is that? It's too no one or it's to some imaginary character. But the genre and the format of art that is a letter is needing to be mailed and it has to be opened and read. And so I think the letter is like a very plain text performance art.</text:p>
      <text:p text:style-name="P11"/>
      <text:p text:style-name="P11">59:01 Shanna:</text:p>
      <text:p text:style-name="P11">Yeah, that's really beautiful. Because again, you know, there's like some sad things that occur by letter too, Right? So some things it's interesting. It's interesting that it's like, let me write this. Let me deliver it to you so that I'm not there when you open it.</text:p>
      <text:p text:style-name="P11">Right. It can take that's, like the nature of surprise or maybe like a partner leaving somebody. You know, you hear these horrible stories, like, I left a note. It's interesting that the letter writing. Yeah.</text:p>
      <text:p text:style-name="P11">What is that? I like that needed to be mailed. I love that, you know, there's, like, photos of the places that he was at, like, in France, just in the I don't know. I think the population is, like, 150. It's tiny and volumes.</text:p>
      <text:p text:style-name="P11">Volumes. It's like mailed to whom? And what's the mail system? I thank it's like, you know, Hedwig sending it by own or something, but it's almost like I don't know. And that's why we here, fascinated by that.</text:p>
      <text:p text:style-name="P11">Because you go from someone who already excelled in everything but had a very harsh upbringing into that world.</text:p>
      <text:p text:style-name="P11">1:00:07 They all say that. They're like, you know, this isn't like the normal person that comes to a mathematical place. And so in one sense, I like that. I like that it gave him more, whereas some people saw him as so strange.</text:p>
      <text:p text:style-name="P11"><text:soft-page-break/>I was like, Maybe that's why he did so much, because he came in with something different. And you could also say that he was just sick of sort of the bureaucracy of everything, but we are like, lost mind. And Chris and I were like, Maybe there's something deeper there. Can we be more gentle to someone in a state like that? So I like this needing to be mailed.</text:p>
      <text:p text:style-name="P11">I have no idea. And he did a lot of mathematical working in Robert longer, say, Mr. Charles Lange's program by writing a letter as well. But it didn't have the same, like, depth to it, so Groff. And Dick's was on something else, which is why I really relate, because he's always about the philosophy in there.</text:p>
      <text:p text:style-name="P11">I've often been perplexed. I remember whenever I learned, like, acceleration or something per second. Per second. It's like, what is that? And then you can do it again.</text:p>
      <text:p text:style-name="P11">Per second. Per second. Per second. And it's like, what are these fundamental units?</text:p>
      <text:p text:style-name="P11">1:01:09 Becca talks about that and a lot of his work as well.</text:p>
      <text:p text:style-name="P11">So we're really perplexed that Chris and I here, able to slide around like we know who we are in a sense, but here not tied to something, and we're open that we ourselves can be able to intersect, I think, these heavy ideas and look at, like, look at these grandiose personalities from such a different space. It's like, yeah, there's theory building. But again, like, you know, when you mail a letter, definitely is it a message in a bottle that only somebody will read? And it's kind of different. It's like, is it a letter addressed to someone, or is it just addressed to the fact that quantum mechanics I'll be opened at some point?</text:p>
      <text:p text:style-name="P11"/>
      <text:p text:style-name="P11">1:01:55 Daniel:</text:p>
      <text:p text:style-name="P11">All Right, a few interesting thoughts here. Very early, you said thoughts, and then you quoted an author and you said the paragraph begun with at any rate, you have them. Well, rate is what? Something through time. So even that just turn a phrase speaks to time and then is the self a theory?</text:p>
      <text:p text:style-name="P11">Well, it does. Theories about. Certain things, and that was related to self in the sense of self. Is the self a problem to be solved? Is the self a solution to a problem?</text:p>
      <text:p text:style-name="P11">So where in the growth and Deek's erdosh, type one, type two space is self? Selfass problem, selfassolution theory of selfass problem theory of selfassolution.</text:p>
      <text:p text:style-name="P11"/>
      <text:p text:style-name="P11">1:02:51 Shanna:</text:p>
      <text:p text:style-name="P11">I love that. Oh, wow. Maybe that's the open endedness, because I know some of the mass stuff stopped. And then he was just, like, enchanted by this notion of meter light, speed of light and things like this. There's been a lot of, like, cool work about different physical theories about, like, a no variational speed of light and things like that, or like, primordial black holes.</text:p>
      <text:p text:style-name="P11">So there was like, is girl into just really alone? You have to think about things like that. If you had a collaborator or somebody that talk to you, like you or me, would that have changed something? I don't know. I don't know.</text:p>
      <text:p text:style-name="P11">You have to think about, like, is the abdication a problem or a solution? I'm not sure. I'm really not sure. But again, like, go ahead.</text:p>
      <text:p text:style-name="P11"/>
      <text:p text:style-name="P11">1:03:47 Daniel:</text:p>
      <text:p text:style-name="P11">Don't the solutions one day turn into problems tomorrow?</text:p>
      <text:p text:style-name="P11"/>
      <text:p text:style-name="P11">1:03:51 Shanna:</text:p>
      <text:p text:style-name="P11">Through time, see through time? At any rate, you have them. No idea. Yeah. And again, we all know that to be high level functioning, like, you know, someone like you and I, are people watching us able to follow this thread you have, like, we are able to function.</text:p>
      <text:p text:style-name="P11">So Chris told me that very well. I'm highly imaginative, super hyper, fantastic, Right? And yet I'm like, extremely functional. Extremely functional. So we all know that deficit functioning can start plaguing, you know, certain people, like diagnosis Schizophrenics or something like this, that are actually unable to recognize the internal thoughts as their own thoughts.</text:p>
      <text:p text:style-name="P11">And so sometimes neurology can be a little like, not so kind, something like that, and say, oh, you're unable to recognize the inner voice as your own. Remember I asked Chris that a couple of times? I was like, Chris, whenever we're sitting there thinking to ourselves, like, who is that? Who is that that you're actually talking to? And he said, Shanna, just open.</text:p>
      <text:p text:style-name="P11">1:04:51 Like, speak whenever that thought is there, whenever the internal thoughts are there, just open and speak. Sure enough, it was the same speaking voice that was inside. And I thought, okay, so that's not as mystic as I thought, but somehow if you're unable to source monitor and reality monitor that, like, what <text:soft-page-break/>does that actually mean? You know? So in the case of, like, deficit functioning or something like that with these, like, you know, with Schizophrenics, then you have to think, like, how can you slowly reintroduce noticing the inner self to an extent that doesn't, like, blast apart the current self, if that makes sense?</text:p>
      <text:p text:style-name="P11">It must be kind of scary to say, oh, wow, there's another person inside of me that thinks like this, or, okay, that's not the other person that thinks like this. It's actually me. I'm just not recognizing the other axes of me, like you kind of said earlier. So I think you either have to be very chill with the fact that you have so many systems running at the same time, or you're hyper aware like Chris and I are, and you're functional with it.</text:p>
      <text:p text:style-name="P11">1:06:00 Because I think if you're hyper aware and you're functional, then you're not going to be able to leave the hyperfantastic world and, like, save your child.</text:p>
      <text:p text:style-name="P11">You have to come back, Right? So people like John Nash and things like this, again, math and physics will do this to people because it's such a pressure cooker. Such a pressure cooker. And again, I think you have to put the self aside or something like that, which needs to be dealt with. But at a certain point, the hallucinations like, do occur.</text:p>
      <text:p text:style-name="P11">And John Ash is like, literally seeing people, Right? And that famously, like, scene in A Beautiful Mind where he's like, I can give the baby a bath and the baby is almost drowning. His wife runs in and she's like, what happened? He goes, Well, Charles is taking care of the child. So for me, it's like, I'm interested in this.</text:p>
      <text:p text:style-name="P11">Can you be an excellent mathematicians on his scale of growth, Indic an Irish and still care for your child? Can you swing back to the actual conscious? If you're a virtual point, if you have to, quote, focus, Right?</text:p>
      <text:p text:style-name="P11">1:07:03 People say, I need to get rid of abstraction. I can focus.</text:p>
      <text:p text:style-name="P11">Can you actually focus and then go save your child? Right? Like, this would be a sense of self. What do you think about that? Then you're like, I'm able to recognize my inner thoughts.</text:p>
      <text:p text:style-name="P11">I'm not going to be pushed to a deficit functioning, Right? I'm going to be able to recognize what is real and what is not. I'm not going to let hyperpantasia tilt my complete axes, but I'm going to be able to come back and be able to go fully to the imaginary space and come back and take care of my family or stop at that red light. What do you think about that?</text:p>
      <text:p text:style-name="P11"/>
      <text:p text:style-name="P11">1:07:37 Daniel:</text:p>
      <text:p text:style-name="P11">Well, few things.</text:p>
      <text:p text:style-name="P11">I'll respond to that. And then two other areas that we're going to be touching upon our art, visual art and history of philosophy. Just kind of planting that so as to the is it possible to be functional and imaginative in the context of deficits? What if we flipped it and said, it's a surplus of free energy and the lack of the deficit is the surplus? And so that just does this kind of minimum, maximum inversion that happens so often in the FEP.</text:p>
      <text:p text:style-name="P11">And then also with this, again, type one to type two problem solving to theory building airdose to growth into axes that we're working with. It seems like both of them in a social, cultural context can be aligned with service or not.</text:p>
      <text:p text:style-name="P11">1:08:38 Someone can develop theory or they can ruminate on theory and have a failure to serve. And although some mathematicians and there's a particular mode with academia and everything as we know it today, where people might be obsessed with a proof and that leads them to neglect the bathwater, somebody else might be thinking about free throws in their had or they might be practices their other still. And so there's different modes of rumination that might be just for different people in different situations, look more professional technical, academia or might be, which is theory building or closer to problem solving and thus resemble more of a mechanical obsession compulsive situation to art.</text:p>
      <text:p text:style-name="P11">1:09:44 Well, in the title of this paper, there is of course, the creative and fun portmanteau of math art. And also the paper situates itself as describing the period from 1920 to the present. Now, I guess it's always the present. That's why they call it the gift. But we can just take it as 2022.</text:p>
      <text:p text:style-name="P11">So what happens from 1920 to 2022? Why 1920 as a beginning? And could you mention any movements in aesthetics or art? Impressionism, Cubism points, all these just different schools of art and fads and hyper Cycles. What has happened since 1920 and how does that relate to your deeper stances?</text:p>
      <text:p text:style-name="P11"/>
      <text:p text:style-name="P11">1:10:43 Shanna:</text:p>
      <text:p text:style-name="P11">Again, we're just seeing that through line, that elimination abstraction. Reification Bleu on Bleu, Right? Where do you go after that? Where do you go after white on white? And so I think we're saying you have endless places to go through white on white.</text:p>
      <text:p text:style-name="P11"><text:soft-page-break/>So instead of just giving up and saying that once you've abstract everything to a point, I think that's where it's almost like it's like a seesaw or something where art thought it was maybe kind of done math love in and said, you know what? What is a point? What is a point? What is color? Why don't we try to create dark colors, Right?</text:p>
      <text:p text:style-name="P11">So we all know that dark energy and things like this are what, 90% of this places? Baryonic matter is like such a small percentage.</text:p>
      <text:p text:style-name="P11">1:11:44 So you have a light spectrum that white light is prismatic. What about dark colors? You know, since dark energy does not interact electromagnetically with matter, could we create a dark energy equivalent of a color wheel?</text:p>
      <text:p text:style-name="P11">You know, the color of wheel looks like the circle of his. So I think there's like a lot of places for white on white to push through towards when you start questioning what is white, what is things like this. So we're saying that through that abstraction, through the dissolution of the self, if you're going to abstract it away, you have to really talk about what the self is. If you think you have abstracted it away, you really need to talk about what the self is. And so I think what we've done is shown that through 20s with data and all this kind of stuff advent of like quantum mechanics and things like that, huge explosion on all kinds of realms that I think you can be guided by a couple of things limit paradox.</text:p>
      <text:p text:style-name="P11">1:12:45 Limit paradox, Right. The nature of selfreference. Even when you have something as antithesis a term as selfreference, what is this self? So I think what math is going to do is ask art to please ask what is self? And can you take these two lines?</text:p>
      <text:p text:style-name="P11">Can you draw from a virtual point? What does young have to do with the intersection of math art? Is math art an inevitable consequence? And that's what Chris and I are kind of like alluding to, that you have to join them possibly to get out of white on white, join them together, let them merge forces, and then you can start mathematizing autoscopia and figuring out different spaces, Right? So, like, if a point is no, like, how do you Define a point?</text:p>
      <text:p text:style-name="P11">Like a zero dimensional object or something like that. But if you reidentify point as a growth and site, then you've actually infused a new set of infinities into that point.</text:p>
      <text:p text:style-name="P11">1:13:46 So Chris and I are advocating for if you think you've done it, if you think you've gotten rid of the self, if you think white and white, if you think you've just squished everything to a point or something like that. Well, I've often the notion of a site and category theory is going to always allow morphisms in ways out. So I think it's kind of cool that in the vein of DeLuise, we should follow Duluth in Atari through this work of a Sadie.</text:p>
      <text:p text:style-name="P11">Try to invoke a mathematication of a Sadie, and then you can see something like body passing through itself. Like, I think art can always go further. Go through white on white. What does that actually look like? Create the white hole.</text:p>
      <text:p text:style-name="P11">Create quote on the other side. Create all sides at once. I know I always do the thought experiment of, like, what if I could draw an object from 360 degrees? Or that if I could be, you know, or like, you know, if you want to proceed by the way of, like, limit paradoxes, why is it that every day I wake up and I'm the same, you know, I'm not like a lobster or something like that.</text:p>
      <text:p text:style-name="P11">1:14:48 So these kind of thought experiments, I think, can like I don't know if what I said makes any sense, but does that make any sense that you can push through this and that maybe possibly math art is like a necessary emergence?</text:p>
      <text:p text:style-name="P11">Or does math art become the space of affordance? You have such great ideas. What do you think about any of that stuff?</text:p>
      <text:p text:style-name="P11"/>
      <text:p text:style-name="P11">1:15:07 Daniel:</text:p>
      <text:p text:style-name="P11">Well, to return to this historical dance and interplay with philosophy, art, and math, I'm reminded of the development of perspectival drawing in the, let's just say, latter half of the 1000s millennia, where there's a few points. There's the vanishing point that's like the classic on the horizon.</text:p>
      <text:p text:style-name="P11">You draw the string and all the buildings go towards it. And then there's also the point of perspective and there's like the light point source and there's the center of gravity. And all of these complexities, relational complexities do play into that zero dimensional point concept. If we have a rich point concept, like to point at perhaps to point at a locus of action or to use a point concept like that from Bucky Fuller's Synergetics, where a point is just a tetrahedra that you're seeing as a spec, but it's a geometry of lumps.</text:p>
      <text:p text:style-name="P11">1:16:20 And so you have space packing of finite actual, space excluded shapes.</text:p>
      <text:p text:style-name="P11">And a point is just one that you're really far away from it's outside of your kind of tuned into it. Then there's more richness and there's also an inherent plurality in those points. Here's the vanishing point and the <text:soft-page-break/>Cartesian Observer, it's narrow. And then that leads to potentially a narrow or fragile or overfit self for whom even small changes can be extremely troubling. Whereas if the self is more like a swarm or a locus of action, then certain phenomena that might be more troubling, potentially up to and including death, are more naturally part of the becoming of that locus rather than the cessation of a point.</text:p>
      <text:p text:style-name="P11"/>
      <text:p text:style-name="P11">1:17:36 Shanna:</text:p>
      <text:p text:style-name="P11">I love that. And then from the nature of authentication, if the self is multiple I completely agree with you on that. There is nothing fixed and a swarm can more quickly be able to respond, react.</text:p>
      <text:p text:style-name="P11">Perhaps theory building will lead us to the self to be multiple in a swarm. I agree. With the ability for each point in the swarm act, act, act. So it could lead to a crescendo of actions. I agree.</text:p>
      <text:p text:style-name="P11">I know in like, you know, in really, really beautiful, like martial art training or something. Teach you to be ready, be ready, be open. Because if I'm sitting here painting for somebody to come this away and somebody comes behind, I'm already lost. Be open, be Omni. Right.</text:p>
      <text:p text:style-name="P11">So I think that's like yeah, it's a different state. It's a different state. So theory building, I thank absolutely relates with swarm thinking and swarm multiple.</text:p>
      <text:p text:style-name="P11">1:18:37 So if point is multi, then point is able to language with more things. Yeah, I agree.</text:p>
      <text:p text:style-name="P11">And I think that's what Site is doing. So instead of having a like a final point, this is like the final point. She theory and stuff like that is going to stay above every point. We actually have things that collapse down to the point. So it's no longer even about the point.</text:p>
      <text:p text:style-name="P11">It's about taking the inverse image of the point and seeing what lives like upstairs and hopefully that's what never ends. Yeah. So point more is portal, I think is what I'm more interested in, you know, or selfish portal, something like that, versus in his finitude. I am this. I am this.</text:p>
      <text:p text:style-name="P11"/>
      <text:p text:style-name="P11">1:19:24 Daniel:</text:p>
      <text:p text:style-name="P11">Yeah, that's how we end sentences with a point. So it does have a few more art. Comments Kandinsky the artist had Works that considered, for example, point and Line to Places, which looked at some completely of geometry and topology on the plane and also wrote concerning the spiritual in art and spoke of an outer sound and an inner sound. And I think that is kind of presaging this like dark matter of colors. Like, aren't colors defined by their visuality?</text:p>
      <text:p text:style-name="P11">It's like well, yes, and matter is defined by its interactivity with other matter. Yet under those calculations, most of it isn't even doing that.</text:p>
      <text:p text:style-name="P11">1:20:24 So what is the inner color such that even though we know that the printed image or the computer screen is only displaying one RGB value, what is it that allows you to look at someone's cheek and see depth? And how does that sort of inner sound and inner color relate to the letter being received?</text:p>
      <text:p text:style-name="P11"/>
      <text:p text:style-name="P11">1:20:55 Shanna:</text:p>
      <text:p text:style-name="P11">Yeah, I agree. And I do think to lose tell Harold that book is not written in the 1960s, but wherever he says the painting as hysteria. So I agree. It gives that sort of it's no longer about the color. The color passes through at the same time.</text:p>
      <text:p text:style-name="P11">So there's level of becoming so the brushstroke, Right, becomes an antiseptic or like a form of abdication body leaving at the same time that the smear or the brushstroke leaves color. So color becomes representation, eye becomes polyvalent. And that's the kind of thing that I think with respect to what you said, that DeLuise can give us that. So Kandinsky saying innersound outer sound and DeLuise, I think, would completely agree and point to something like Francis Bacon whose work is reminded that subject object relation.</text:p>
      <text:p text:style-name="P11">1:22:00 So you just see like a scream, Right?</text:p>
      <text:p text:style-name="P11">A lot of his figures just have open mouths and things like that. So you're just seeing the intensity of it without the subject object Coppola. And for some sense there's an immediacy in that. Like there is an AHA. So the sense of the screen is definitely not I don't think it's at the same time as like, I paid my rent today.</text:p>
      <text:p text:style-name="P11">It's at the level of gasoline, which whatever that is. So that's why Chris and I are saying that all Works are creative, like whatever type the are in the proportion of like true provocativeization. Right? So here I am, here's a work of art. I'm going to like take away your continuity subject object Copeland, and I'm going to make it a hysteria and I'm going to put eyes everywhere.</text:p>
      <text:p text:style-name="P11">Eyes everywhere. So that leads into, again, like multiple swarm, swarm thinking. Put eyes in your head.</text:p>
      <text:p text:style-name="P11">1:23:01 You know that I mean eyes everywhere. And so I like that you say it's not about RGB, it's not about RGB.</text:p>
      <text:p text:style-name="P11"><text:soft-page-break/>And you have to think about people like how does Clive having see color? So I think we need to be really careful about these sort of like molar structures. Color is this and rephrase that as to what color could be when it leaves, like circle of this or when it leaves this, or merge color with something else, you know, have another, like syntaesthetic experience and what is that? Yeah, so I think Delouz did that really well of taking these ideas and actually noticing in Bacon's work like a symptomology. A symptomology?</text:p>
      <text:p text:style-name="P11">Oh, this is a symptom of hysteria. Right. And not hysteria, again, like not hysteria of the painter, but hysteria painting itself. So I think it's very cool to give life for to the painting and allow painting itself to become but you can't like fix it. So like how he says that, it's like he has this whole book about becoming sorcerers and things like that.</text:p>
      <text:p text:style-name="P11">1:24:06 And so he was like a critic of Freud that sometimes for reducing everything, people would come to him with severe problems and he would say, oh, it's because a dad issue, or something like that. So we always like localize it versus having like polyvagant organs everywhere. You know, something like that. Yeah, Right.</text:p>
      <text:p text:style-name="P11"/>
      <text:p text:style-name="P11">1:24:24 Daniel:</text:p>
      <text:p text:style-name="P11">I'll give some comments and I'll read a very nice quotes from Ali in the chat.</text:p>
      <text:p text:style-name="P11">So what that made me think about is the hunter is an identity. Hunting is a process that's happening in time. But the hunt, the game, the forage, those are more of these Hercules. They exist abstracted from the process and from the identity, though we may linguistically symbolize it. So I'll read some quotes that Ellie's add.</text:p>
      <text:p text:style-name="P11">These are, I think, bring a lot of depth to the pieces you've raised. So returning earlier to discussion of problem and problem solving. So this is from Jeffrey Bell. An inquiry into analytic Continental Metaphysics. And the quote is, a problem is a nonmarological part and wholesale nonmurological part of its solution, meaning a part that cannot be separated and detached from that of which it is a part.</text:p>
      <text:p text:style-name="P11">1:25:30 And this is a part, moreover, that is not exhausted by the determinate solution of which it is a part. And I think in terms of the history of philosophy, and then feel free to add any comments. We can contrast this problem concept, theory of problems growth in Duke on Airdose. And we can contrast this enmeshed relationship of problem and solution with a classical Hegel dialectic of the sequential nature problem, solution, consequence or other ways to state the Hegel dialectic but that is often framed in time as like first there's a reaction, then there's a contradiction, then there's a synthesis. As opposed to this instantaneous, assemblage concept of problem and solution in which they're all coexisting.</text:p>
      <text:p text:style-name="P11">And so therefore, the seems of the solution are in the problem and vice versa now rather than through time only.</text:p>
      <text:p text:style-name="P11">1:26:38 And maybe both are applicable.</text:p>
      <text:p text:style-name="P11"/>
      <text:p text:style-name="P11">1:26:42 Shanna:</text:p>
      <text:p text:style-name="P11">Yeah, I like that. Thank you for these beautiful quotes. I do love I always tend to respect everyone for trying, everybody's trying these series.</text:p>
      <text:p text:style-name="P11">And I myself always had a problem with this, like, okay, you know, nature of the problem, like thesis, antithesis or whatever and then synthesis. So I jumped Right into adornos negative dialectics. I thought that was really powerful because in Adorno's thinking that synthesis don't let the synthesis hurt the multiplicity. And so it's like can you have thesis and anti synthesis and then have a synthesis that doesn't destroy both? That's why we think the nature of this is to go through dialethism.</text:p>
      <text:p text:style-name="P11">Imagine a beautiful world where you could have a and not a existing and this is why I think people wouldn't hurt each other so much or wouldn't make these harsh comments like oh, they lost their mind, or something like this. And it's like maybe they're in this dual state, maybe it is a state of, you know, Shanna wants a banana but she also doesn't.</text:p>
      <text:p text:style-name="P11">1:27:45 So I think the way out of this is going to be kind of hefty and it's going to be through merging these two beautiful quotes that were just spoken. Can you merge these in a way that doesn't lose them both? That's the nature we've been struggling with for a long time, the nature of conflict.</text:p>
      <text:p text:style-name="P11">Could it be to Claussen the conflict by going the dialecistic way through negative dialectics? Can you actually do that? What kind of a space, what kind of new affordances would you actually need to be able to hold both states? And I think possibly that's where we're getting could you be both Groff and here? Could you have, you know, Hegel and Adorno actually in a room talking to each other?</text:p>
      <text:p text:style-name="P11"><text:soft-page-break/>What does that actually mean? We just need to always be quick to not mute or take away the voice of someone who possibly cannot speak. So to just say deficit functioning is what's causing these things. Like can you actually can we hold Clive?</text:p>
      <text:p text:style-name="P11">1:28:48 Can we like hold that space?</text:p>
      <text:p text:style-name="P11">I think in the nature of these two quotes, I'm reminded of a quote that Clive said here. They asked him Where is home? I've spoken about this before and he says Home is yesterday. So I found this doubly perplexing. Is here someone whose concept of time is 6 seconds.</text:p>
      <text:p text:style-name="P11">Clive doesn't even have a yesterday, according to my sort of Western thinking. But yet he says home is yesterday and Clive is not an invalid. There's something actually here. So I think to say thesis antithesis synthesis, you could be excluding the synapses or somebody hyper Fantasia like me that can at the same time see a problem, can see all of them at once and it becomes like almost unbearable. So what kind of mindset are we valuing when we value like, someone who can actually see?</text:p>
      <text:p text:style-name="P11">What about for someone who they all happen at the same time? And so that's like in the synthesis realm, I think we need to not exclude that.</text:p>
      <text:p text:style-name="P11">1:29:51 Let us not exclude that. But also with regards to those two quotes, you have somebody like Bard saying if you're really going to have like a synthesis, please make sure it is not antifrastical that we are not lying. Right?</text:p>
      <text:p text:style-name="P11">Please make sure you're not saying that you support something which you actually aren't. Don't try to support the voice that you're diminishing at the same time. So I agree. How do we hold affordances that will lead to a swarm, a very dynamic agent. A dynamic agent that is capable of becoming capable of becoming and not lost in it.</text:p>
      <text:p text:style-name="P11">Let us not find nihilism in the limit paradox. That's the beauty of math. That's why I think math and art can really help each other because mathematicians will just like, oh, you hold me there's no solution to x squared is negative 25. Well, I'll invent. I, you know that I'll go up a dimensional and so that's what I think we need to do to logic.</text:p>
      <text:p text:style-name="P11">Can we add another dimension to logic? Can we actually work in dialethism? How can we do that? Can we add another axis on painting?</text:p>
      <text:p text:style-name="P11">1:30:51 Art is wild with that.</text:p>
      <text:p text:style-name="P11">Can we add another access of creation? Can we try to point from 360 Cegrees? Can we imagine everything from all points of view? Like, that would be a purely on the existence. Right?</text:p>
      <text:p text:style-name="P11">I had a discussion, it turned out to kind of a feud with a friend who I don't like losing things and it's very hard on me. So like, people are animals and things like that. It makes me very sad. But it was like I was like, I wish everything was Infinite. And he actually challenged me that I wouldn't be able to handle hard infinity because he said even the horrible memories would last forever and things like this.</text:p>
      <text:p text:style-name="P11">So is there a way for us to like put the thought in the spacing so you're able to handle these things that were possibly infinities Infinite becomings and things like that without digging the infinity into like nihilism make you field of quotes. They just spawned all of that.</text:p>
      <text:p text:style-name="P11"/>
      <text:p text:style-name="P11">1:31:42 Daniel:</text:p>
      <text:p text:style-name="P11">Could you describe what dialeyathaic means and how it's used here?</text:p>
      <text:p text:style-name="P11"/>
      <text:p text:style-name="P11">1:31:49 Shanna:</text:p>
      <text:p text:style-name="P11">Yeah. So dialethism is a logic that removes the law of the excluded middle. So if everybody knows that, I always find first order logic very limiting to creatures such as VIVASis as us. So the excluded middle says something like P or Q, not P, therefore Q.</text:p>
      <text:p text:style-name="P11">I thought this was so incredibly boring and limiting. I'm like that you're assuming that I am not multisension. I'm not a multiplicity and then I'm definitely not a inner speak, you know. So dialethism is going to replace that and say you can have a logic that's structured such as P or Q, not P, therefore P. So I think it is completely revolutionary and it's a nice logic that would left quantum mechanics and things like this.</text:p>
      <text:p text:style-name="P11">Right. This is the very nature of having a parallel Universe. So if you do believe many worlds, which I think most people have to with these days, unless you call it an Infinite Observer, then you are guaranteed the existence that at every model of uncertainty, there is no collapse of the wave function.</text:p>
      <text:p text:style-name="P11">1:32:52 Everything is realized. How do you do that in a language?</text:p>
      <text:p text:style-name="P11">The language would have to be dialethism. You'd have to replace the law of excluded middle with something like, oh, Shanna chose, like, the pink sweater to wear for the talk today, like, instead of the Bleu, instead of also has its own reality. But the ontological status of that is very beautifully, like, questioned by <text:soft-page-break/>Chalmers and all these amazing people. And so the diolethism would actually be able to give you pink sweater and not pink sweater. And so I think Chris and I being trained in that are able to hold these very interdisciplinary papers.</text:p>
      <text:p text:style-name="P11">If you know me, I'm such an advocate for, like, can we please design like, a Universal institute where, like, Daniel, Me, Chris, everybody's in a room thinking artists, mathematicians and physicists. So there's excellence to be the problem solver just in with respect to your disciplinary. But can we open this a little bit and become more theory Builders? So I think that by merging, I think you have to have a different mindset, something like me and Chris, that are open to the sort of P that this is natural to our language, to say both P and not P, then we're capable of writing these very heavily interdisciplinary papers.</text:p>
      <text:p text:style-name="P11">1:34:05 You do find some people that are like, I don't think I'd be able to work interdisciplinary because my field is this, well, why don't we merge them?</text:p>
      <text:p text:style-name="P11">And if merging leads to contradiction, then that means our definitions weren't good enough, Right? Like math. People love paradox and, you know, limit paradoxes. It's like, let me do better. Let me try a little harder.</text:p>
      <text:p text:style-name="P11">Let me make that definition just a little better. Point leads to, like, UV infinities. I don't like this thing. I'm going to make a string. Make a string.</text:p>
      <text:p text:style-name="P11">I'm going to make a string that might help. What is a string? I don't know. And so there's this wild, AHA, intuition driving all the physics. They're very every you know, all the hard sciences are very heavily trained.</text:p>
      <text:p text:style-name="P11">So we're saying, like, don't lose the AHA. And it's perhaps the AHA join with the technique that's actually doing something like his. So, again, if you could that's what dialethism means. And so in this case, Right, the dialethism work is that you have both a painting of color, but you also have an autoscopia at the same time. It seems like those would actually tear apart the notion of form, but it's like you have this notion of underneath, Right?</text:p>
      <text:p text:style-name="P11">1:35:08 So diarrhea is in the questioning, whatever you're calling the level of awareness, and like, you know, fundamental units of life. So sick people in Comas and things like that, sometimes they can still hear you. It's like, let's not be so hierarchical about the fundamental unit of life. And so if you can open. Yourself, then you can have like I don't know, maybe Chris and I are just trying to get quantum mechanics, like more in the macro state.</text:p>
      <text:p text:style-name="P11">And then you have like, you know, dialethism and stuff. But I'm also more gentle because I know it's hard. You're like, no, I want that. No, I don't. That's like the basis of very human existence.</text:p>
      <text:p text:style-name="P11">Right? I would love that.</text:p>
      <text:p text:style-name="P11">We are those kind of creatures. So we're just trying kind of like Delos is doing with hysteria and saying that painting releases the presence underneath representation. Chris and I are trying to write interdisciplinary Works to release the dialethism beneath the sort of silo ness.</text:p>
      <text:p text:style-name="P11"/>
      <text:p text:style-name="P11">1:36:10 Daniel:</text:p>
      <text:p text:style-name="P11">Well, thanks. Just a comment and then some more. Great. From live that. So if there is a unitary Cartesian Observer perspectival drawing world that we're in, then it's not even really an excluded middle.</text:p>
      <text:p text:style-name="P11">It's just either in one place or the other. Whereas the swarm, the assemblage must be in multiple places. And so it can be wearing the pink sweater and the Bleu sweater yes. As a quantum multiple worlds. Yes.</text:p>
      <text:p text:style-name="P11">As an imaginary counterfactual and an embodiment. And so that's why the assemblage can do things now that even the most advanced processor can't do in series.</text:p>
      <text:p text:style-name="P11"/>
      <text:p text:style-name="P11">1:36:59 Shanna:</text:p>
      <text:p text:style-name="P11">Yes.</text:p>
      <text:p text:style-name="P11"/>
      <text:p text:style-name="P11">1:37:01 Daniel:</text:p>
      <text:p text:style-name="P11">Let me add some more great comments from the chat. So, Iain, from Inner Sense, this was referring to your desire and or not for a banana holding both states, taking the awareness of being in two minds about whether I want a banana or not and applying that to Global issues and group sense making.</text:p>
      <text:p text:style-name="P11">So multiscale holding space. And then also Ollie has added several comments, which I won't read, all of them about different spaces and metric spaces. And also noted Corey Shores, the logic of Guiles. Delos discusses dialethism at length in the concept of DeLuise thought.</text:p>
      <text:p text:style-name="P11"/>
      <text:p text:style-name="P11">1:37:46 Shanna:</text:p>
      <text:p text:style-name="P11">Yes.</text:p>
      <text:p text:style-name="P11"><text:soft-page-break/>Yay. The logic of sense. Yeah, that's like one of my favorite. Oh, what a beautiful audience. We should all write papers together.</text:p>
      <text:p text:style-name="P11"/>
      <text:p text:style-name="P11">1:37:59 Daniel:</text:p>
      <text:p text:style-name="P11">In our closing sections. Where do we go? What do we do? Or that our next steps.</text:p>
      <text:p text:style-name="P11"/>
      <text:p text:style-name="P11">1:38:09 Shanna:</text:p>
      <text:p text:style-name="P11">Yeah, next steps.</text:p>
      <text:p text:style-name="P11">We go everywhere. So Chris and I are working on that. If we could just get this theorem. Like an entropic categorization is a condensed set, then all in that one sentence we're saying time is entropic, it's still dynamic. And we're saying that like making like that it's not what we think it is.</text:p>
      <text:p text:style-name="P11">If we can get an event independent an event dependent logic, an event independent notion of time, to make time itself be this multiplicity, then we're actually going to have like a way to mathematize where maybe other Fields stopped. So I think where we go, there's so many places to go. We start merging, we start heavily more interdisciplinary Fields. I want to, you know what happens then the guitarist paints what happens when the painter sews? I'm really interested in these intersections.</text:p>
      <text:p text:style-name="P11">Use the things here really good at it's. Like it's like my literary skills that make me really good at math, or the way that I talk, like I don't play in this. Look at how I speak. How is that?</text:p>
      <text:p text:style-name="P11">1:39:09 It's the artistic side.</text:p>
      <text:p text:style-name="P11">And are these actually mutually opposed? No. So I think what we should do is advocate again for like, this multiness, not thesis antithesis synthesis. How about thesis, antithesis negative dialect that every voice is heard? How do you do that in a way that's not leads to like, utter chaos through the dialethism way?</text:p>
      <text:p text:style-name="P11">Can you see both points of view? Can you see both of these? Can they make sense in both ways? And also to reincorporate like imagination. Imagination.</text:p>
      <text:p text:style-name="P11">Don't forget it. Don't forget the value of creativity in these things. And to really hone the AHA moment, like take care of it. So we're introducing something that's like, let us be more having in these Fields. So when you think like, and think about this sense of self that gives the next space.</text:p>
      <text:p text:style-name="P11">So we're saying like, hey, let's take this. What does math art actually mean? Math art is now it's like a dynamics growing portal neurodiversity.</text:p>
      <text:p text:style-name="P11">1:40:13 Can we amplify the variations in these Fields? And that's why I think it's going to get a lot of resistance with like, no, no, my field is this.</text:p>
      <text:p text:style-name="P11">My field is this. But we're into amplifying the variations of whatever actually actually made that field. So I think it's like now is like the best time ever to like, you know, it's like amplify FEP through math art. Are there actually mirrors of each other? Mirrors of each other in a way that doesn't die out?</text:p>
      <text:p text:style-name="P11">It's like what happens when two mirrors see each other. That's what we're after here. We can actually try to get a more dynamical definition of self and to not just toss it away and to say deficit this, deficit this, deficit this, deficit this. It's like, oh, tell me how you see things. How do you see things?</text:p>
      <text:p text:style-name="P11">Because we all know you see what you are. It's undeniable. You see what you are. Inner thought, outer thought, innersound outer sound. So we're here to like I think the more people in the room, the better, Right?</text:p>
      <text:p text:style-name="P11">1:41:17 So these very exclusive institutes. I just work on this. I just work on this. I think again, my ultimate aim is to have this Universal institute where everybody's working, everybody's working because you know what it's going to do? It's going to refine that problem in a way that's Universal.</text:p>
      <text:p text:style-name="P11">So I'm really into Universal languages, Universal problems. Can you take that rigid point of view that you have and make it dialethism? Can you imagine? Can you imagine everybody problem solving by Universal languages or by dialethism? Then the nature would already be people have six languages.</text:p>
      <text:p text:style-name="P11">It's impressive. It's amazing because they can just tilt, tilt, tilt, tilt. Like, the basis is Universal. But I can tilt if I actually need to. I can tilt and just speak English.</text:p>
      <text:p text:style-name="P11">I can tilt him, just speak Mandarin, whatever. But I am trained in a higher dimensional space, so I actually think that we do have these, like, Jedi powers, and we need to actually retrain ourselves. And don't forget that imagination is a gift.</text:p>
      <text:p text:style-name="P11">1:42:19 So if we can actually use it and not have it so excluded in the hard sciences, like, it's like, that AHA moment is what led me to that. That is pure AHA thinking.</text:p>
      <text:p text:style-name="P11">And then perhaps if we were more gentle to things like that, we wouldn't lose people like Ronen Dick's, we wouldn't lose these. You know what I mean? Like, you just have to be more caring and open up the neurodiversity realm and all the things that I'm in. It's like, that's my new advocating line. And so Chris and I <text:soft-page-break/>think that through more interdisciplinary Works, we can actually hone that dialysis and we can actually hone amplifying actions.</text:p>
      <text:p text:style-name="P11">Yeah. And amplifying, like, adaptivity. So I think the only way to survive what's going on Right now is to be active, Right? And so we just want to merge Fields so that we can actually merge a lot of, like, math into neurology. So it's like, could you actually have a brain?</text:p>
      <text:p text:style-name="P11">Could you have a quantum mechanical notion of the brain? Brain is hologram. Is there a non local behavior in the nervous system?</text:p>
      <text:p text:style-name="P11">1:43:20 Right. A lot of neurologists are not trained and stuff like that, Right.</text:p>
      <text:p text:style-name="P11">But infuse the mathematician and maybe we are. After the MSC talk, I gave these really brilliant neurologists, reached out, like, hey, I really like the model that you're doing. So I just want all of us to sort of, like, work together. So if we can posit that Universal Institute. I think that's in the nature of, like, FEP.</text:p>
      <text:p text:style-name="P11">You know, I don't know if what I said made any sense, but you can tell that I care. And so what are we trying to do? It's like, we're not stopping with this notion of self. We're going to try to come up with a theory of thoughts, and we're just going to keep going until, like, we try to reach that Universal language, you know, like, here comfortable with, like, limit paradoxes. And we say it upfront.</text:p>
      <text:p text:style-name="P11">What is the nature of true contradiction? The fact that you can still understand me in this very nature. You still exist, but I don't know how.</text:p>
      <text:p text:style-name="P11"/>
      <text:p text:style-name="P11">1:44:10 Daniel:</text:p>
      <text:p text:style-name="P11">Well, very nice. I'll add a few thoughts as we come towards our closing. So different Fields connect. Different Fields. First, couldn't ask for a better last name or collaboration to make it happen.</text:p>
      <text:p text:style-name="P11">And is integrating different Fields, like building Bridges between different agricultural Fields, they're different spatial locations? Or is it actually, like, the electro and the magnetic Fields in the sense that these Fields are actually different? Measurement devices might pink up on one or another, or one mathematical model might consider these Fields, but they're not spatially adjacent or sequential, but rather they're overlapping and they're enmeshed. And therefore how we model those Fields and how they're connected. It's like that was the trans disciplinary that we needed.</text:p>
      <text:p text:style-name="P11">It wasn't a problem out there to be solved by concatenating or composing.</text:p>
      <text:p text:style-name="P11">1:45:14 It was something about our own process. And then just one last to those General and important social and participatory comments you brought up in some other work, we've been thinking about how the disciplinary model groups people according to their identities, affiliations and their practices. So biology department might have affinity with other departments at that school or with other biology departments. And there might be a culture of microscopy and there's the person who is skilled in microscopy and those practices are what create that locus.</text:p>
      <text:p text:style-name="P11">It becomes that kind of a thing. And the person with a microscope might be asking identical questions and have identical intentions and attention to somebody who's using a satellite imagery or somebody who's writing poetry. Yet the disciplinary model has fragmented those latent possibilities.</text:p>
      <text:p text:style-name="P11">1:46:15 And so in contrast with that disciplinary model based around shared practices and identities and affiliations, in a comments model, people are linked through their shared concern, their shared stewardship and their meaning. And in those situations we can be some people enjoying the park, some people are clipping the roses, other people are researching which fertilizer to use or if we even need fertilizer.</text:p>
      <text:p text:style-name="P11">And there can be many practices and affiliations at the public park under the auspices of a comments. And so potentially thinking of the epistemic ecosystem as a commons to be stewarded collectively rather than some sort of corpse to dissect in a disciplinary fashion might bring some new people into the picture.</text:p>
      <text:p text:style-name="P11"/>
      <text:p text:style-name="P11">1:47:07 Shanna:</text:p>
      <text:p text:style-name="P11">Wow, I love the shared stewardship. That is so beautiful. You know, it's like, wow, can you imagine if every hard science had to have an elective like building a garden?</text:p>
      <text:p text:style-name="P11">Can you hold that harsh speak and take care of like a plant? Wow, that would be so amazing. Daniel, I think we have to like.</text:p>
      <text:p text:style-name="P11"/>
      <text:p text:style-name="P11">1:47:30 Daniel:</text:p>
      <text:p text:style-name="P11">Wow, let's grow a plant.</text:p>
      <text:p text:style-name="P11"/>
      <text:p text:style-name="P11">1:47:33 Shanna:</text:p>
      <text:p text:style-name="P11">Let's make a shared stewardship.</text:p>
      <text:p text:style-name="P11"><text:soft-page-break/>Wouldn't that be so cool? They kind of do it with like trade tech and stuff like that, like tech places. But I think like yeah, it's almost like Elon's <text:span text:style-name="T9">A</text:span>d Astra - it's like let's make it add like add infinities Universal or something like that.</text:p>
      <text:p text:style-name="P11">Let's do it. I'm so down. You have the audience for it. What a great community. Yeah.</text:p>
      <text:p text:style-name="P11">Shared stewardship. Wow. Hopefully one day. Let's keep fighting for it. Indeed.</text:p>
      <text:p text:style-name="P11">Well, thank you so much.</text:p>
      <text:p text:style-name="P11"/>
      <text:p text:style-name="P11">1:48:06 Daniel:</text:p>
      <text:p text:style-name="P11">What an amazing conversation. Really happy that you're all working on his vector and that you made time out to speak with us. Great times.</text:p>
      <text:p text:style-name="P11"/>
      <text:p text:style-name="P11">1:48:20 Shanna:</text:p>
      <text:p text:style-name="P11">Thank you so much for having us.</text:p>
      <text:p text:style-name="P11">And thank you for your lovely community that supports us.</text:p>
      <text:p text:style-name="P11"/>
      <text:p text:style-name="P11">1:48:24 Daniel:</text:p>
      <text:p text:style-name="P12">Thank you! Farewell.</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2-02T17:24:50.092000000</dc:date>
    <meta:editing-duration>PT5H37M40S</meta:editing-duration>
    <meta:editing-cycles>14</meta:editing-cycles>
    <meta:generator>LibreOffice/7.4.1.2$Windows_X86_64 LibreOffice_project/3c58a8f3a960df8bc8fd77b461821e42c061c5f0</meta:generator>
    <meta:document-statistic meta:table-count="1" meta:image-count="0" meta:object-count="0" meta:page-count="23" meta:paragraph-count="448" meta:word-count="17659" meta:character-count="99631" meta:non-whitespace-character-count="82417"/>
  </office:meta>
</office:document-meta>
</file>